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fo:font-weight="normal" officeooo:rsid="00539996" officeooo:paragraph-rsid="00539996" style:language-asian="zxx" style:country-asian="none" style:font-weight-asian="normal" style:language-complex="zxx" style:country-complex="none" style:font-weight-complex="normal"/>
    </style:style>
    <style:style style:name="P3" style:family="paragraph" style:parent-style-name="Standard">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4" style:family="paragraph" style:parent-style-name="Standard">
      <style:text-properties fo:language="da" fo:country="DK" officeooo:rsid="001db031" officeooo:paragraph-rsid="001db031" style:language-asian="zxx" style:country-asian="none" style:language-complex="zxx" style:country-complex="none"/>
    </style:style>
    <style:style style:name="P5" style:family="paragraph" style:parent-style-name="Standard">
      <style:text-properties fo:language="da" fo:country="DK" officeooo:rsid="0031d5a1" officeooo:paragraph-rsid="0031d5a1" style:language-asian="zxx" style:country-asian="none" style:language-complex="zxx" style:country-complex="none"/>
    </style:style>
    <style:style style:name="P6" style:family="paragraph" style:parent-style-name="Standard">
      <style:text-properties fo:language="da" fo:country="DK" officeooo:rsid="003df73f" officeooo:paragraph-rsid="003df73f" style:language-asian="zxx" style:country-asian="none" style:language-complex="zxx" style:country-complex="none"/>
    </style:style>
    <style:style style:name="P7" style:family="paragraph" style:parent-style-name="Standard">
      <style:text-properties fo:language="da" fo:country="DK" officeooo:rsid="003fd0f0" officeooo:paragraph-rsid="003fd0f0" style:language-asian="zxx" style:country-asian="none" style:language-complex="zxx" style:country-complex="none"/>
    </style:style>
    <style:style style:name="P8" style:family="paragraph" style:parent-style-name="Standard">
      <style:text-properties fo:language="da" fo:country="DK" officeooo:rsid="004cda36" officeooo:paragraph-rsid="004cda36" style:language-asian="zxx" style:country-asian="none" style:language-complex="zxx" style:country-complex="none"/>
    </style:style>
    <style:style style:name="P9" style:family="paragraph" style:parent-style-name="Standard">
      <style:text-properties fo:language="da" fo:country="DK" officeooo:rsid="00533ec4" officeooo:paragraph-rsid="00533ec4" style:language-asian="zxx" style:country-asian="none" style:language-complex="zxx" style:country-complex="none"/>
    </style:style>
    <style:style style:name="P10" style:family="paragraph" style:parent-style-name="Standard">
      <style:text-properties fo:language="da" fo:country="DK" fo:font-weight="bold" officeooo:rsid="00361cc3" officeooo:paragraph-rsid="00361cc3" style:language-asian="zxx" style:country-asian="none" style:font-weight-asian="bold" style:language-complex="zxx" style:country-complex="none" style:font-weight-complex="bold"/>
    </style:style>
    <style:style style:name="P11" style:family="paragraph" style:parent-style-name="Standard">
      <style:text-properties fo:language="da" fo:country="DK" fo:font-weight="bold" officeooo:rsid="004bb1c0" officeooo:paragraph-rsid="004bb1c0" style:language-asian="zxx" style:country-asian="none" style:font-weight-asian="bold" style:language-complex="zxx" style:country-complex="none" style:font-weight-complex="bold"/>
    </style:style>
    <style:style style:name="P12" style:family="paragraph" style:parent-style-name="Standard">
      <style:text-properties fo:language="da" fo:country="DK" fo:font-weight="bold" officeooo:rsid="00539996" officeooo:paragraph-rsid="00539996" style:language-asian="zxx" style:country-asian="none" style:font-weight-asian="bold" style:language-complex="zxx" style:country-complex="none" style:font-weight-complex="bold"/>
    </style:style>
    <style:style style:name="P13" style:family="paragraph" style:parent-style-name="Standard">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14" style:family="paragraph" style:parent-style-name="Standard">
      <style:text-properties fo:language="da" fo:country="DK" fo:font-weight="bold" officeooo:rsid="005b0f3d" officeooo:paragraph-rsid="005b0f3d" style:language-asian="zxx" style:country-asian="none" style:font-weight-asian="bold" style:language-complex="zxx" style:country-complex="none" style:font-weight-complex="bold"/>
    </style:style>
    <style:style style:name="P15" style:family="paragraph" style:parent-style-name="Standard">
      <style:text-properties fo:language="da" fo:country="DK" fo:font-weight="bold" officeooo:rsid="0069c580" officeooo:paragraph-rsid="0069c580" style:language-asian="zxx" style:country-asian="none" style:font-weight-asian="bold" style:language-complex="zxx" style:country-complex="none" style:font-weight-complex="bold"/>
    </style:style>
    <style:style style:name="P16" style:family="paragraph" style:parent-style-name="Standard">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17" style:family="paragraph" style:parent-style-name="Standard">
      <style:text-properties fo:language="da" fo:country="DK" fo:font-weight="normal" officeooo:rsid="00594f5b" officeooo:paragraph-rsid="00594f5b" style:language-asian="zxx" style:country-asian="none" style:font-weight-asian="normal" style:language-complex="zxx" style:country-complex="none" style:font-weight-complex="normal"/>
    </style:style>
    <style:style style:name="P18" style:family="paragraph" style:parent-style-name="Standard">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19" style:family="paragraph" style:parent-style-name="Text_20_body">
      <style:text-properties fo:language="da" fo:country="DK" style:language-asian="zxx" style:country-asian="none" style:language-complex="zxx" style:country-complex="none"/>
    </style:style>
    <style:style style:name="P20" style:family="paragraph" style:parent-style-name="Text_20_body">
      <style:text-properties fo:language="da" fo:country="DK" officeooo:rsid="0031d5a1" officeooo:paragraph-rsid="0031d5a1" style:language-asian="zxx" style:country-asian="none" style:language-complex="zxx" style:country-complex="none"/>
    </style:style>
    <style:style style:name="P21" style:family="paragraph" style:parent-style-name="Text_20_body">
      <style:text-properties fo:language="da" fo:country="DK" officeooo:rsid="0037ce80" officeooo:paragraph-rsid="0037ce80" style:language-asian="zxx" style:country-asian="none" style:language-complex="zxx" style:country-complex="none"/>
    </style:style>
    <style:style style:name="P22" style:family="paragraph" style:parent-style-name="Text_20_body">
      <style:text-properties fo:font-size="16pt" fo:language="da" fo:country="DK"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23" style:family="paragraph" style:parent-style-name="Text_20_body">
      <style:text-properties fo:font-weight="bold" officeooo:rsid="0069c580" officeooo:paragraph-rsid="0069c580" style:font-weight-asian="bold" style:font-weight-complex="bold"/>
    </style:style>
    <style:style style:name="P24" style:family="paragraph" style:parent-style-name="Text_20_body">
      <style:paragraph-properties fo:margin-top="0in" fo:margin-bottom="0in" loext:contextual-spacing="false"/>
      <style:text-properties fo:language="da" fo:country="DK" style:language-asian="zxx" style:country-asian="none" style:language-complex="zxx" style:country-complex="none"/>
    </style:style>
    <style:style style:name="P25" style:family="paragraph" style:parent-style-name="Text_20_body">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26" style:family="paragraph" style:parent-style-name="Text_20_body">
      <style:paragraph-properties fo:margin-top="0in" fo:margin-bottom="0in" loext:contextual-spacing="false"/>
      <style:text-properties fo:language="da" fo:country="DK" officeooo:rsid="0037ce80" officeooo:paragraph-rsid="003ccff7" style:language-asian="zxx" style:country-asian="none" style:language-complex="zxx" style:country-complex="none"/>
    </style:style>
    <style:style style:name="P27" style:family="paragraph" style:parent-style-name="Text_20_body">
      <style:paragraph-properties fo:margin-top="0in" fo:margin-bottom="0in" loext:contextual-spacing="false"/>
      <style:text-properties fo:language="da" fo:country="DK" officeooo:rsid="0037ce80" officeooo:paragraph-rsid="003d0670" style:language-asian="zxx" style:country-asian="none" style:language-complex="zxx" style:country-complex="none"/>
    </style:style>
    <style:style style:name="P28" style:family="paragraph" style:parent-style-name="Text_20_body">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29" style:family="paragraph" style:parent-style-name="Text_20_body">
      <style:paragraph-properties fo:margin-top="0in" fo:margin-bottom="0in" loext:contextual-spacing="false"/>
      <style:text-properties fo:language="da" fo:country="DK" officeooo:rsid="003df73f" officeooo:paragraph-rsid="003df73f" style:language-asian="zxx" style:country-asian="none" style:language-complex="zxx" style:country-complex="none"/>
    </style:style>
    <style:style style:name="P30" style:family="paragraph" style:parent-style-name="Text_20_body">
      <style:paragraph-properties fo:margin-top="0in" fo:margin-bottom="0in" loext:contextual-spacing="false"/>
      <style:text-properties fo:language="da" fo:country="DK" officeooo:rsid="003fd0f0" officeooo:paragraph-rsid="003fd0f0" style:language-asian="zxx" style:country-asian="none" style:language-complex="zxx" style:country-complex="none"/>
    </style:style>
    <style:style style:name="P31" style:family="paragraph" style:parent-style-name="Text_20_body">
      <style:paragraph-properties fo:margin-top="0in" fo:margin-bottom="0in" loext:contextual-spacing="false"/>
      <style:text-properties fo:language="da" fo:country="DK" officeooo:rsid="0037f6ac" officeooo:paragraph-rsid="003d0670" style:language-asian="zxx" style:country-asian="none" style:language-complex="zxx" style:country-complex="none"/>
    </style:style>
    <style:style style:name="P32" style:family="paragraph" style:parent-style-name="Heading_20_3">
      <style:text-properties fo:language="da" fo:country="DK" officeooo:rsid="0031d5a1" officeooo:paragraph-rsid="0031d5a1" style:language-asian="zxx" style:country-asian="none" style:language-complex="zxx" style:country-complex="none"/>
    </style:style>
    <style:style style:name="P33" style:family="paragraph" style:parent-style-name="Heading_20_3">
      <style:text-properties fo:language="da" fo:country="DK" officeooo:rsid="00533ec4" officeooo:paragraph-rsid="00533ec4" style:language-asian="zxx" style:country-asian="none" style:language-complex="zxx" style:country-complex="none"/>
    </style:style>
    <style:style style:name="P34" style:family="paragraph" style:parent-style-name="Heading_20_3">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35" style:family="paragraph" style:parent-style-name="Heading_20_3">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36" style:family="paragraph" style:parent-style-name="Heading_20_3">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37" style:family="paragraph" style:parent-style-name="Heading_20_3">
      <style:text-properties fo:language="da" fo:country="DK" fo:font-weight="bold" officeooo:rsid="005d84a3" officeooo:paragraph-rsid="005d84a3" style:language-asian="zxx" style:country-asian="none" style:font-weight-asian="bold" style:language-complex="zxx" style:country-complex="none" style:font-weight-complex="bold"/>
    </style:style>
    <style:style style:name="P38" style:family="paragraph" style:parent-style-name="Heading_20_3">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39" style:family="paragraph" style:parent-style-name="Heading_20_3">
      <style:text-properties fo:font-weight="bold" officeooo:rsid="0069c580" officeooo:paragraph-rsid="0069c580" style:font-weight-asian="bold" style:font-weight-complex="bold"/>
    </style:style>
    <style:style style:name="P40" style:family="paragraph" style:parent-style-name="Table_20_Contents">
      <style:text-properties fo:language="da" fo:country="DK" style:language-asian="zxx" style:country-asian="none" style:language-complex="zxx" style:country-complex="none"/>
    </style:style>
    <style:style style:name="P41" style:family="paragraph" style:parent-style-name="Table_20_Contents">
      <style:text-properties fo:language="da" fo:country="DK" officeooo:rsid="0031d5a1" officeooo:paragraph-rsid="0031d5a1" style:language-asian="zxx" style:country-asian="none" style:language-complex="zxx" style:country-complex="none"/>
    </style:style>
    <style:style style:name="P42" style:family="paragraph" style:parent-style-name="Table_20_Contents">
      <style:text-properties fo:language="da" fo:country="DK" officeooo:rsid="002fdbe1" officeooo:paragraph-rsid="002fdbe1" style:language-asian="zxx" style:country-asian="none" style:language-complex="zxx" style:country-complex="none"/>
    </style:style>
    <style:style style:name="P43" style:family="paragraph" style:parent-style-name="Table_20_Contents">
      <style:text-properties fo:language="da" fo:country="DK" officeooo:rsid="003418f0" officeooo:paragraph-rsid="003418f0" style:language-asian="zxx" style:country-asian="none" style:language-complex="zxx" style:country-complex="none"/>
    </style:style>
    <style:style style:name="P44" style:family="paragraph" style:parent-style-name="Table_20_Contents">
      <style:text-properties fo:language="da" fo:country="DK" officeooo:rsid="003544b1" officeooo:paragraph-rsid="003544b1" style:language-asian="zxx" style:country-asian="none" style:language-complex="zxx" style:country-complex="none"/>
    </style:style>
    <style:style style:name="P45" style:family="paragraph" style:parent-style-name="Table_20_Contents">
      <style:text-properties fo:language="da" fo:country="DK" officeooo:rsid="0045cbca" officeooo:paragraph-rsid="0045cbca" style:language-asian="zxx" style:country-asian="none" style:language-complex="zxx" style:country-complex="none"/>
    </style:style>
    <style:style style:name="P46" style:family="paragraph" style:parent-style-name="Table_20_Contents">
      <style:text-properties fo:language="da" fo:country="DK" officeooo:rsid="0045cbca" officeooo:paragraph-rsid="004937ef" style:language-asian="zxx" style:country-asian="none" style:language-complex="zxx" style:country-complex="none"/>
    </style:style>
    <style:style style:name="P47" style:family="paragraph" style:parent-style-name="Table_20_Contents">
      <style:text-properties fo:language="da" fo:country="DK" officeooo:rsid="00517fff" officeooo:paragraph-rsid="00517fff" style:language-asian="zxx" style:country-asian="none" style:language-complex="zxx" style:country-complex="none"/>
    </style:style>
    <style:style style:name="P48" style:family="paragraph" style:parent-style-name="Table_20_Contents">
      <style:text-properties fo:language="da" fo:country="DK" officeooo:rsid="005206ab" officeooo:paragraph-rsid="005206ab" style:language-asian="zxx" style:country-asian="none" style:language-complex="zxx" style:country-complex="none"/>
    </style:style>
    <style:style style:name="P49" style:family="paragraph" style:parent-style-name="Table_20_Contents">
      <style:text-properties fo:language="da" fo:country="DK" officeooo:rsid="005a3324" officeooo:paragraph-rsid="005a3324" style:language-asian="zxx" style:country-asian="none" style:language-complex="zxx" style:country-complex="none"/>
    </style:style>
    <style:style style:name="P50" style:family="paragraph" style:parent-style-name="Table_20_Contents">
      <style:text-properties fo:language="da" fo:country="DK" officeooo:rsid="005530e9" officeooo:paragraph-rsid="005530e9" style:language-asian="zxx" style:country-asian="none" style:language-complex="zxx" style:country-complex="none"/>
    </style:style>
    <style:style style:name="P51" style:family="paragraph" style:parent-style-name="Table_20_Contents">
      <style:text-properties fo:language="da" fo:country="DK" officeooo:rsid="004937ef" officeooo:paragraph-rsid="004937ef" style:language-asian="zxx" style:country-asian="none" style:language-complex="zxx" style:country-complex="none"/>
    </style:style>
    <style:style style:name="P52" style:family="paragraph" style:parent-style-name="Table_20_Contents">
      <style:text-properties fo:language="da" fo:country="DK" officeooo:rsid="00594f5b" officeooo:paragraph-rsid="00594f5b" style:language-asian="zxx" style:country-asian="none" style:language-complex="zxx" style:country-complex="none"/>
    </style:style>
    <style:style style:name="P53" style:family="paragraph" style:parent-style-name="Table_20_Contents">
      <style:text-properties fo:language="da" fo:country="DK" officeooo:rsid="00594f5b" officeooo:paragraph-rsid="005a3324" style:language-asian="zxx" style:country-asian="none" style:language-complex="zxx" style:country-complex="none"/>
    </style:style>
    <style:style style:name="P54" style:family="paragraph" style:parent-style-name="Table_20_Contents">
      <style:text-properties fo:language="da" fo:country="DK" officeooo:rsid="005c6ce7" officeooo:paragraph-rsid="005c6ce7" style:language-asian="zxx" style:country-asian="none" style:language-complex="zxx" style:country-complex="none"/>
    </style:style>
    <style:style style:name="P55" style:family="paragraph" style:parent-style-name="Table_20_Contents">
      <style:text-properties fo:language="da" fo:country="DK" officeooo:rsid="00463317" officeooo:paragraph-rsid="00463317" style:language-asian="zxx" style:country-asian="none" style:language-complex="zxx" style:country-complex="none"/>
    </style:style>
    <style:style style:name="P56" style:family="paragraph" style:parent-style-name="Standard" style:list-style-name="L6">
      <style:text-properties fo:language="da" fo:country="DK" officeooo:rsid="004bb1c0" officeooo:paragraph-rsid="004bb1c0" style:language-asian="zxx" style:country-asian="none" style:language-complex="zxx" style:country-complex="none"/>
    </style:style>
    <style:style style:name="P57" style:family="paragraph" style:parent-style-name="Standard" style:list-style-name="L6">
      <style:text-properties fo:language="da" fo:country="DK" officeooo:rsid="004c1ae1" officeooo:paragraph-rsid="004c1ae1" style:language-asian="zxx" style:country-asian="none" style:language-complex="zxx" style:country-complex="none"/>
    </style:style>
    <style:style style:name="P58" style:family="paragraph" style:parent-style-name="Standard" style:list-style-name="L6">
      <style:text-properties fo:language="da" fo:country="DK" officeooo:rsid="004cda36" officeooo:paragraph-rsid="004cda36" style:language-asian="zxx" style:country-asian="none" style:language-complex="zxx" style:country-complex="none"/>
    </style:style>
    <style:style style:name="P59" style:family="paragraph" style:parent-style-name="Text_20_body" style:list-style-name="L1">
      <style:text-properties fo:language="da" fo:country="DK" style:language-asian="zxx" style:country-asian="none" style:language-complex="zxx" style:country-complex="none"/>
    </style:style>
    <style:style style:name="P60" style:family="paragraph" style:parent-style-name="Text_20_body" style:list-style-name="L1">
      <style:text-properties fo:language="da" fo:country="DK" officeooo:rsid="0037ce80" officeooo:paragraph-rsid="0037ce80" style:language-asian="zxx" style:country-asian="none" style:language-complex="zxx" style:country-complex="none"/>
    </style:style>
    <style:style style:name="P61" style:family="paragraph" style:parent-style-name="Text_20_body" style:list-style-name="L2">
      <style:text-properties fo:language="da" fo:country="DK" style:language-asian="zxx" style:country-asian="none" style:language-complex="zxx" style:country-complex="none"/>
    </style:style>
    <style:style style:name="P62" style:family="paragraph" style:parent-style-name="Text_20_body" style:list-style-name="L2">
      <style:text-properties fo:language="da" fo:country="DK" officeooo:rsid="00406381" officeooo:paragraph-rsid="00406381" style:language-asian="zxx" style:country-asian="none" style:language-complex="zxx" style:country-complex="none"/>
    </style:style>
    <style:style style:name="P63" style:family="paragraph" style:parent-style-name="Text_20_body" style:list-style-name="L3">
      <style:text-properties fo:language="da" fo:country="DK" style:language-asian="zxx" style:country-asian="none" style:language-complex="zxx" style:country-complex="none"/>
    </style:style>
    <style:style style:name="P64" style:family="paragraph" style:parent-style-name="Text_20_body" style:list-style-name="L4">
      <style:text-properties fo:language="da" fo:country="DK" style:language-asian="zxx" style:country-asian="none" style:language-complex="zxx" style:country-complex="none"/>
    </style:style>
    <style:style style:name="P65" style:family="paragraph" style:parent-style-name="Text_20_body" style:list-style-name="L5">
      <style:text-properties fo:language="da" fo:country="DK" style:language-asian="zxx" style:country-asian="none" style:language-complex="zxx" style:country-complex="none"/>
    </style:style>
    <style:style style:name="P66" style:family="paragraph" style:parent-style-name="Text_20_body" style:list-style-name="L5">
      <style:text-properties fo:language="da" fo:country="DK" officeooo:rsid="004700e9" officeooo:paragraph-rsid="004700e9" style:language-asian="zxx" style:country-asian="none" style:language-complex="zxx" style:country-complex="none"/>
    </style:style>
    <style:style style:name="P67" style:family="paragraph" style:parent-style-name="Text_20_body" style:list-style-name="L7">
      <style:text-properties fo:language="da" fo:country="DK" officeooo:paragraph-rsid="00539996" style:language-asian="zxx" style:country-asian="none" style:language-complex="zxx" style:country-complex="none"/>
    </style:style>
    <style:style style:name="P68" style:family="paragraph" style:parent-style-name="Text_20_body" style:list-style-name="L8">
      <style:text-properties fo:language="da" fo:country="DK" style:language-asian="zxx" style:country-asian="none" style:language-complex="zxx" style:country-complex="none"/>
    </style:style>
    <style:style style:name="P69" style:family="paragraph" style:parent-style-name="Text_20_body" style:list-style-name="L8">
      <style:text-properties fo:language="da" fo:country="DK" officeooo:rsid="00539996" officeooo:paragraph-rsid="00539996" style:language-asian="zxx" style:country-asian="none" style:language-complex="zxx" style:country-complex="none"/>
    </style:style>
    <style:style style:name="P70" style:family="paragraph" style:parent-style-name="Text_20_body" style:list-style-name="L9">
      <style:text-properties fo:language="da" fo:country="DK" style:language-asian="zxx" style:country-asian="none" style:language-complex="zxx" style:country-complex="none"/>
    </style:style>
    <style:style style:name="P71" style:family="paragraph" style:parent-style-name="Text_20_body" style:list-style-name="L10">
      <style:text-properties fo:language="da" fo:country="DK" style:language-asian="zxx" style:country-asian="none" style:language-complex="zxx" style:country-complex="none"/>
    </style:style>
    <style:style style:name="P72" style:family="paragraph" style:parent-style-name="Text_20_body" style:list-style-name="L11">
      <style:text-properties fo:language="da" fo:country="DK" style:language-asian="zxx" style:country-asian="none" style:language-complex="zxx" style:country-complex="none"/>
    </style:style>
    <style:style style:name="P73" style:family="paragraph" style:parent-style-name="Text_20_body" style:list-style-name="L11">
      <style:text-properties fo:language="da" fo:country="DK" officeooo:rsid="00624222" officeooo:paragraph-rsid="00624222" style:language-asian="zxx" style:country-asian="none" style:language-complex="zxx" style:country-complex="none"/>
    </style:style>
    <style:style style:name="P74" style:family="paragraph" style:parent-style-name="Text_20_body" style:list-style-name="L12">
      <style:text-properties fo:language="da" fo:country="DK"/>
    </style:style>
    <style:style style:name="P75" style:family="paragraph" style:parent-style-name="Text_20_body" style:list-style-name="L14"/>
    <style:style style:name="P76" style:family="paragraph" style:parent-style-name="Text_20_body" style:list-style-name="L14">
      <style:text-properties officeooo:rsid="006f23f2" officeooo:paragraph-rsid="006f23f2"/>
    </style:style>
    <style:style style:name="P77" style:family="paragraph" style:parent-style-name="Text_20_body" style:list-style-name="L15">
      <style:text-properties officeooo:rsid="006f23f2" officeooo:paragraph-rsid="006f23f2"/>
    </style:style>
    <style:style style:name="P78" style:family="paragraph" style:parent-style-name="Text_20_body">
      <style:text-properties officeooo:rsid="006f23f2" officeooo:paragraph-rsid="006f23f2"/>
    </style:style>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6">
      <style:text-properties fo:font-weight="bold" officeooo:rsid="0071d3eb" officeooo:paragraph-rsid="0071d3eb" style:font-weight-asian="bold" style:font-weight-complex="bold"/>
    </style:style>
    <style:style style:name="P82" style:family="paragraph" style:parent-style-name="Text_20_body">
      <style:text-properties fo:font-weight="bold" officeooo:rsid="0071d3eb" officeooo:paragraph-rsid="0071d3eb" style:font-weight-asian="bold" style:font-weight-complex="bold"/>
    </style:style>
    <style:style style:name="P83" style:family="paragraph" style:parent-style-name="Text_20_body" style:list-style-name="L17"/>
    <style:style style:name="P84" style:family="paragraph" style:parent-style-name="Text_20_body" style:list-style-name="L17">
      <style:text-properties officeooo:rsid="00748546" officeooo:paragraph-rsid="00748546"/>
    </style:style>
    <style:style style:name="P85" style:family="paragraph" style:parent-style-name="Text_20_body" style:list-style-name="L18"/>
    <style:style style:name="P86" style:family="paragraph" style:parent-style-name="Text_20_body" style:list-style-name="L1">
      <style:paragraph-properties fo:margin-top="0in" fo:margin-bottom="0in" loext:contextual-spacing="false"/>
      <style:text-properties fo:language="da" fo:country="DK" style:language-asian="zxx" style:country-asian="none" style:language-complex="zxx" style:country-complex="none"/>
    </style:style>
    <style:style style:name="P87" style:family="paragraph" style:parent-style-name="Text_20_body" style:list-style-name="L1">
      <style:paragraph-properties fo:margin-top="0in" fo:margin-bottom="0in" loext:contextual-spacing="false"/>
      <style:text-properties fo:language="da" fo:country="DK" officeooo:paragraph-rsid="0037ce80" style:language-asian="zxx" style:country-asian="none" style:language-complex="zxx" style:country-complex="none"/>
    </style:style>
    <style:style style:name="P88" style:family="paragraph" style:parent-style-name="Text_20_body" style:list-style-name="L1">
      <style:paragraph-properties fo:margin-top="0in" fo:margin-bottom="0in" loext:contextual-spacing="false"/>
      <style:text-properties fo:language="da" fo:country="DK" officeooo:rsid="00361cc3" officeooo:paragraph-rsid="00361cc3" style:language-asian="zxx" style:country-asian="none" style:language-complex="zxx" style:country-complex="none"/>
    </style:style>
    <style:style style:name="P89" style:family="paragraph" style:parent-style-name="Text_20_body" style:list-style-name="L1">
      <style:paragraph-properties fo:margin-top="0in" fo:margin-bottom="0in" loext:contextual-spacing="false"/>
      <style:text-properties fo:language="da" fo:country="DK" officeooo:rsid="00395d52" officeooo:paragraph-rsid="00395d52" style:language-asian="zxx" style:country-asian="none" style:language-complex="zxx" style:country-complex="none"/>
    </style:style>
    <style:style style:name="P90" style:family="paragraph" style:parent-style-name="Text_20_body" style:list-style-name="L1">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91" style:family="paragraph" style:parent-style-name="Text_20_body" style:list-style-name="L1">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92" style:family="paragraph" style:parent-style-name="Text_20_body" style:list-style-name="L2">
      <style:paragraph-properties fo:margin-top="0in" fo:margin-bottom="0in" loext:contextual-spacing="false"/>
      <style:text-properties fo:language="da" fo:country="DK" style:language-asian="zxx" style:country-asian="none" style:language-complex="zxx" style:country-complex="none"/>
    </style:style>
    <style:style style:name="P93" style:family="paragraph" style:parent-style-name="Text_20_body" style:list-style-name="L2">
      <style:paragraph-properties fo:margin-top="0in" fo:margin-bottom="0in" loext:contextual-spacing="false"/>
      <style:text-properties fo:language="da" fo:country="DK" officeooo:rsid="00406381" officeooo:paragraph-rsid="00406381" style:language-asian="zxx" style:country-asian="none" style:language-complex="zxx" style:country-complex="none"/>
    </style:style>
    <style:style style:name="P94" style:family="paragraph" style:parent-style-name="Text_20_body" style:list-style-name="L3">
      <style:paragraph-properties fo:margin-top="0in" fo:margin-bottom="0in" loext:contextual-spacing="false"/>
      <style:text-properties fo:language="da" fo:country="DK" style:language-asian="zxx" style:country-asian="none" style:language-complex="zxx" style:country-complex="none"/>
    </style:style>
    <style:style style:name="P95" style:family="paragraph" style:parent-style-name="Text_20_body" style:list-style-name="L3">
      <style:paragraph-properties fo:margin-top="0in" fo:margin-bottom="0in" loext:contextual-spacing="false"/>
      <style:text-properties fo:language="da" fo:country="DK" officeooo:rsid="004289c5" officeooo:paragraph-rsid="004289c5" style:language-asian="zxx" style:country-asian="none" style:language-complex="zxx" style:country-complex="none"/>
    </style:style>
    <style:style style:name="P96" style:family="paragraph" style:parent-style-name="Text_20_body" style:list-style-name="L4">
      <style:paragraph-properties fo:margin-top="0in" fo:margin-bottom="0in" loext:contextual-spacing="false"/>
      <style:text-properties fo:language="da" fo:country="DK" style:language-asian="zxx" style:country-asian="none" style:language-complex="zxx" style:country-complex="none"/>
    </style:style>
    <style:style style:name="P97" style:family="paragraph" style:parent-style-name="Text_20_body" style:list-style-name="L4">
      <style:paragraph-properties fo:margin-top="0in" fo:margin-bottom="0in" loext:contextual-spacing="false"/>
      <style:text-properties fo:language="da" fo:country="DK" officeooo:rsid="00463317" officeooo:paragraph-rsid="00463317" style:language-asian="zxx" style:country-asian="none" style:language-complex="zxx" style:country-complex="none"/>
    </style:style>
    <style:style style:name="P98" style:family="paragraph" style:parent-style-name="Text_20_body" style:list-style-name="L4">
      <style:paragraph-properties fo:margin-top="0in" fo:margin-bottom="0in" loext:contextual-spacing="false"/>
      <style:text-properties fo:language="da" fo:country="DK" officeooo:rsid="0046e1ff" officeooo:paragraph-rsid="0046e1ff" style:language-asian="zxx" style:country-asian="none" style:language-complex="zxx" style:country-complex="none"/>
    </style:style>
    <style:style style:name="P99" style:family="paragraph" style:parent-style-name="Text_20_body" style:list-style-name="L5">
      <style:paragraph-properties fo:margin-top="0in" fo:margin-bottom="0in" loext:contextual-spacing="false"/>
      <style:text-properties fo:language="da" fo:country="DK" style:language-asian="zxx" style:country-asian="none" style:language-complex="zxx" style:country-complex="none"/>
    </style:style>
    <style:style style:name="P100" style:family="paragraph" style:parent-style-name="Text_20_body" style:list-style-name="L5">
      <style:paragraph-properties fo:margin-top="0in" fo:margin-bottom="0in" loext:contextual-spacing="false"/>
      <style:text-properties fo:language="da" fo:country="DK" officeooo:rsid="004700e9" officeooo:paragraph-rsid="004700e9" style:language-asian="zxx" style:country-asian="none" style:language-complex="zxx" style:country-complex="none"/>
    </style:style>
    <style:style style:name="P101" style:family="paragraph" style:parent-style-name="Text_20_body" style:list-style-name="L7">
      <style:paragraph-properties fo:margin-top="0in" fo:margin-bottom="0in" loext:contextual-spacing="false"/>
      <style:text-properties fo:language="da" fo:country="DK" style:language-asian="zxx" style:country-asian="none" style:language-complex="zxx" style:country-complex="none"/>
    </style:style>
    <style:style style:name="P102" style:family="paragraph" style:parent-style-name="Text_20_body" style:list-style-name="L7">
      <style:paragraph-properties fo:margin-top="0in" fo:margin-bottom="0in" loext:contextual-spacing="false"/>
      <style:text-properties fo:language="da" fo:country="DK" officeooo:rsid="00533ec4" officeooo:paragraph-rsid="00533ec4" style:language-asian="zxx" style:country-asian="none" style:language-complex="zxx" style:country-complex="none"/>
    </style:style>
    <style:style style:name="P103" style:family="paragraph" style:parent-style-name="Text_20_body" style:list-style-name="L7">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04" style:family="paragraph" style:parent-style-name="Text_20_body" style:list-style-name="L8">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05" style:family="paragraph" style:parent-style-name="Text_20_body" style:list-style-name="L8">
      <style:paragraph-properties fo:margin-top="0in" fo:margin-bottom="0in" loext:contextual-spacing="false"/>
      <style:text-properties fo:language="da" fo:country="DK" style:language-asian="zxx" style:country-asian="none" style:language-complex="zxx" style:country-complex="none"/>
    </style:style>
    <style:style style:name="P106" style:family="paragraph" style:parent-style-name="Text_20_body" style:list-style-name="L9">
      <style:paragraph-properties fo:margin-top="0in" fo:margin-bottom="0in" loext:contextual-spacing="false"/>
      <style:text-properties fo:language="da" fo:country="DK" style:language-asian="zxx" style:country-asian="none" style:language-complex="zxx" style:country-complex="none"/>
    </style:style>
    <style:style style:name="P107" style:family="paragraph" style:parent-style-name="Text_20_body" style:list-style-name="L9">
      <style:paragraph-properties fo:margin-top="0in" fo:margin-bottom="0in" loext:contextual-spacing="false"/>
      <style:text-properties fo:language="da" fo:country="DK" officeooo:rsid="005a3324" officeooo:paragraph-rsid="005a3324" style:language-asian="zxx" style:country-asian="none" style:language-complex="zxx" style:country-complex="none"/>
    </style:style>
    <style:style style:name="P108" style:family="paragraph" style:parent-style-name="Text_20_body" style:list-style-name="L11">
      <style:paragraph-properties fo:margin-top="0in" fo:margin-bottom="0in" loext:contextual-spacing="false"/>
      <style:text-properties fo:language="da" fo:country="DK" style:language-asian="zxx" style:country-asian="none" style:language-complex="zxx" style:country-complex="none"/>
    </style:style>
    <style:style style:name="P109" style:family="paragraph" style:parent-style-name="Text_20_body" style:list-style-name="L11">
      <style:paragraph-properties fo:margin-top="0in" fo:margin-bottom="0in" loext:contextual-spacing="false"/>
      <style:text-properties fo:language="da" fo:country="DK" officeooo:rsid="005d84a3" officeooo:paragraph-rsid="005d84a3" style:language-asian="zxx" style:country-asian="none" style:language-complex="zxx" style:country-complex="none"/>
    </style:style>
    <style:style style:name="P110" style:family="paragraph" style:parent-style-name="Text_20_body" style:list-style-name="L11">
      <style:paragraph-properties fo:margin-top="0in" fo:margin-bottom="0in" loext:contextual-spacing="false"/>
      <style:text-properties fo:language="da" fo:country="DK" officeooo:rsid="005ec49a" officeooo:paragraph-rsid="005ec49a" style:language-asian="zxx" style:country-asian="none" style:language-complex="zxx" style:country-complex="none"/>
    </style:style>
    <style:style style:name="P111" style:family="paragraph" style:parent-style-name="Text_20_body" style:list-style-name="L11">
      <style:paragraph-properties fo:margin-top="0in" fo:margin-bottom="0in" loext:contextual-spacing="false"/>
      <style:text-properties fo:language="da" fo:country="DK" officeooo:rsid="006060af" officeooo:paragraph-rsid="006060af" style:language-asian="zxx" style:country-asian="none" style:language-complex="zxx" style:country-complex="none"/>
    </style:style>
    <style:style style:name="P112" style:family="paragraph" style:parent-style-name="Text_20_body" style:list-style-name="L12">
      <style:paragraph-properties fo:margin-top="0in" fo:margin-bottom="0in" loext:contextual-spacing="false"/>
      <style:text-properties fo:language="da" fo:country="DK"/>
    </style:style>
    <style:style style:name="P113" style:family="paragraph" style:parent-style-name="Text_20_body" style:list-style-name="L12">
      <style:paragraph-properties fo:margin-top="0in" fo:margin-bottom="0in" loext:contextual-spacing="false"/>
      <style:text-properties fo:language="da" fo:country="DK" officeooo:rsid="006338a5" officeooo:paragraph-rsid="006338a5"/>
    </style:style>
    <style:style style:name="P114" style:family="paragraph" style:parent-style-name="Text_20_body" style:list-style-name="L12">
      <style:paragraph-properties fo:margin-top="0in" fo:margin-bottom="0in" loext:contextual-spacing="false"/>
      <style:text-properties fo:language="da" fo:country="DK" officeooo:rsid="0064b1e6" officeooo:paragraph-rsid="0064b1e6"/>
    </style:style>
    <style:style style:name="P115" style:family="paragraph" style:parent-style-name="Text_20_body" style:list-style-name="L13">
      <style:paragraph-properties fo:margin-top="0in" fo:margin-bottom="0in" loext:contextual-spacing="false"/>
    </style:style>
    <style:style style:name="P116" style:family="paragraph" style:parent-style-name="Text_20_body" style:list-style-name="L13">
      <style:paragraph-properties fo:margin-top="0in" fo:margin-bottom="0in" loext:contextual-spacing="false"/>
      <style:text-properties officeooo:rsid="0069c580" officeooo:paragraph-rsid="0069c580"/>
    </style:style>
    <style:style style:name="P117" style:family="paragraph" style:parent-style-name="Text_20_body" style:list-style-name="L14">
      <style:paragraph-properties fo:margin-top="0in" fo:margin-bottom="0in" loext:contextual-spacing="false"/>
    </style:style>
    <style:style style:name="P118" style:family="paragraph" style:parent-style-name="Text_20_body" style:list-style-name="L14">
      <style:paragraph-properties fo:margin-top="0in" fo:margin-bottom="0in" loext:contextual-spacing="false"/>
      <style:text-properties officeooo:rsid="006b8ad2" officeooo:paragraph-rsid="006b8ad2"/>
    </style:style>
    <style:style style:name="P119" style:family="paragraph" style:parent-style-name="Text_20_body" style:list-style-name="L14">
      <style:paragraph-properties fo:margin-top="0in" fo:margin-bottom="0in" loext:contextual-spacing="false"/>
      <style:text-properties officeooo:rsid="006d322f" officeooo:paragraph-rsid="006d322f"/>
    </style:style>
    <style:style style:name="P120" style:family="paragraph" style:parent-style-name="Text_20_body" style:list-style-name="L13">
      <style:paragraph-properties fo:margin-top="0in" fo:margin-bottom="0in" loext:contextual-spacing="false"/>
      <style:text-properties officeooo:rsid="006d322f" officeooo:paragraph-rsid="006d322f"/>
    </style:style>
    <style:style style:name="P121" style:family="paragraph" style:parent-style-name="Text_20_body" style:list-style-name="L14">
      <style:paragraph-properties fo:margin-top="0in" fo:margin-bottom="0in" loext:contextual-spacing="false"/>
      <style:text-properties officeooo:rsid="006e3f15" officeooo:paragraph-rsid="006e3f15"/>
    </style:style>
    <style:style style:name="P122" style:family="paragraph" style:parent-style-name="Text_20_body" style:list-style-name="L14">
      <style:paragraph-properties fo:margin-top="0in" fo:margin-bottom="0in" loext:contextual-spacing="false"/>
      <style:text-properties officeooo:rsid="006f23f2" officeooo:paragraph-rsid="006f23f2"/>
    </style:style>
    <style:style style:name="P123" style:family="paragraph" style:parent-style-name="Text_20_body" style:list-style-name="L15">
      <style:paragraph-properties fo:margin-top="0in" fo:margin-bottom="0in" loext:contextual-spacing="false"/>
      <style:text-properties officeooo:rsid="006f23f2" officeooo:paragraph-rsid="006f23f2"/>
    </style:style>
    <style:style style:name="P124" style:family="paragraph" style:parent-style-name="Text_20_body" style:list-style-name="L15">
      <style:paragraph-properties fo:margin-top="0in" fo:margin-bottom="0in" loext:contextual-spacing="false"/>
    </style:style>
    <style:style style:name="P125" style:family="paragraph" style:parent-style-name="Text_20_body" style:list-style-name="L16">
      <style:paragraph-properties fo:margin-top="0in" fo:margin-bottom="0in" loext:contextual-spacing="false"/>
    </style:style>
    <style:style style:name="P126" style:family="paragraph" style:parent-style-name="Text_20_body" style:list-style-name="L16">
      <style:paragraph-properties fo:margin-top="0in" fo:margin-bottom="0in" loext:contextual-spacing="false"/>
      <style:text-properties officeooo:rsid="0070e29d" officeooo:paragraph-rsid="0070e29d"/>
    </style:style>
    <style:style style:name="P127" style:family="paragraph" style:parent-style-name="Text_20_body" style:list-style-name="L16">
      <style:paragraph-properties fo:margin-top="0in" fo:margin-bottom="0in" loext:contextual-spacing="false"/>
      <style:text-properties officeooo:rsid="0071d3eb" officeooo:paragraph-rsid="0071d3eb"/>
    </style:style>
    <style:style style:name="P128" style:family="paragraph" style:parent-style-name="Text_20_body" style:list-style-name="L17">
      <style:paragraph-properties fo:margin-top="0in" fo:margin-bottom="0in" loext:contextual-spacing="false"/>
    </style:style>
    <style:style style:name="P129" style:family="paragraph" style:parent-style-name="Text_20_body" style:list-style-name="L17">
      <style:paragraph-properties fo:margin-top="0in" fo:margin-bottom="0in" loext:contextual-spacing="false"/>
      <style:text-properties officeooo:rsid="00748546" officeooo:paragraph-rsid="00748546"/>
    </style:style>
    <style:style style:name="P130" style:family="paragraph" style:parent-style-name="Text_20_body">
      <style:paragraph-properties fo:margin-top="0in" fo:margin-bottom="0in" loext:contextual-spacing="false"/>
      <style:text-properties officeooo:rsid="00748546" officeooo:paragraph-rsid="00748546"/>
    </style:style>
    <style:style style:name="P131" style:family="paragraph" style:parent-style-name="Text_20_body" style:list-style-name="L18">
      <style:paragraph-properties fo:margin-top="0in" fo:margin-bottom="0in" loext:contextual-spacing="false"/>
      <style:text-properties officeooo:rsid="00748546" officeooo:paragraph-rsid="00748546"/>
    </style:style>
    <style:style style:name="P132" style:family="paragraph" style:parent-style-name="Text_20_body" style:list-style-name="L18">
      <style:paragraph-properties fo:margin-top="0in" fo:margin-bottom="0in" loext:contextual-spacing="false"/>
    </style:style>
    <style:style style:name="P133" style:family="paragraph" style:parent-style-name="Text_20_body" style:list-style-name="L18">
      <style:paragraph-properties fo:margin-top="0in" fo:margin-bottom="0in" loext:contextual-spacing="false"/>
      <style:text-properties officeooo:rsid="0074cf3b" officeooo:paragraph-rsid="0074cf3b"/>
    </style:style>
    <style:style style:name="P134" style:family="paragraph" style:parent-style-name="Table_20_Contents">
      <style:text-properties fo:language="da" fo:country="DK" officeooo:rsid="006e3f15" officeooo:paragraph-rsid="006e3f15" style:language-asian="zxx" style:country-asian="none" style:language-complex="zxx" style:country-complex="none"/>
    </style:style>
    <style:style style:name="P135" style:family="paragraph" style:parent-style-name="Heading_20_2">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136" style:family="paragraph" style:parent-style-name="Heading_20_2">
      <style:text-properties fo:font-weight="bold" officeooo:rsid="0071d3eb" officeooo:paragraph-rsid="0071d3eb" style:font-weight-asian="bold" style:font-weight-complex="bold"/>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officeooo:rsid="0037ce80"/>
    </style:style>
    <style:style style:name="T8" style:family="text">
      <style:text-properties officeooo:rsid="0037f6ac"/>
    </style:style>
    <style:style style:name="T9" style:family="text">
      <style:text-properties officeooo:rsid="003a63b9"/>
    </style:style>
    <style:style style:name="T10" style:family="text">
      <style:text-properties officeooo:rsid="003ccff7"/>
    </style:style>
    <style:style style:name="T11" style:family="text">
      <style:text-properties officeooo:rsid="0041ec2b"/>
    </style:style>
    <style:style style:name="T12" style:family="text">
      <style:text-properties officeooo:rsid="004289c5"/>
    </style:style>
    <style:style style:name="T13" style:family="text">
      <style:text-properties officeooo:rsid="00448309"/>
    </style:style>
    <style:style style:name="T14" style:family="text">
      <style:text-properties officeooo:rsid="0046e1ff"/>
    </style:style>
    <style:style style:name="T15" style:family="text">
      <style:text-properties officeooo:rsid="004937ef"/>
    </style:style>
    <style:style style:name="T16" style:family="text">
      <style:text-properties officeooo:rsid="004c1ae1"/>
    </style:style>
    <style:style style:name="T17" style:family="text">
      <style:text-properties officeooo:rsid="004cda36"/>
    </style:style>
    <style:style style:name="T18" style:family="text">
      <style:text-properties officeooo:rsid="005206ab"/>
    </style:style>
    <style:style style:name="T19" style:family="text">
      <style:text-properties officeooo:rsid="00539996"/>
    </style:style>
    <style:style style:name="T20" style:family="text">
      <style:text-properties officeooo:rsid="0058037c"/>
    </style:style>
    <style:style style:name="T21" style:family="text">
      <style:text-properties officeooo:rsid="005a3324"/>
    </style:style>
    <style:style style:name="T22" style:family="text">
      <style:text-properties officeooo:rsid="005d84a3"/>
    </style:style>
    <style:style style:name="T23" style:family="text">
      <style:text-properties officeooo:rsid="00656442"/>
    </style:style>
    <style:style style:name="T24" style:family="text">
      <style:text-properties fo:language="da" fo:country="DK" style:language-asian="zxx" style:country-asian="none" style:language-complex="zxx" style:country-complex="none"/>
    </style:style>
    <style:style style:name="T25" style:family="text">
      <style:text-properties officeooo:rsid="006d322f"/>
    </style:style>
    <style:style style:name="T26" style:family="text">
      <style:text-properties officeooo:rsid="006e3f15"/>
    </style:style>
    <style:style style:name="T27" style:family="text">
      <style:text-properties officeooo:rsid="0071d3eb"/>
    </style:style>
    <style:style style:name="T28" style:family="text">
      <style:text-properties fo:font-weight="normal" style:font-weight-asian="normal" style:font-weight-complex="normal"/>
    </style:style>
    <style:style style:name="T29" style:family="text">
      <style:text-properties fo:font-weight="normal" officeooo:rsid="00733643"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4"><text:tab/>Intet: </text:p>
      <text:p text:style-name="P4"><text:tab/><text:tab/><text:span text:style-name="T2">Mig</text:span></text:p>
      <text:p text:style-name="P4"><text:tab/><text:tab/><text:tab/>Tomhed, at være alene, ikke eje noget, fortabt, ikke at have nogen, <text:span text:style-name="T1">Ingen ting, Ingen venner.</text:span></text:p>
      <text:p text:style-name="P4"><text:tab/><text:tab/><text:span text:style-name="T2">Klassen:</text:span></text:p>
      <text:p text:style-name="P4"><text:tab/><text:tab/><text:tab/><text:span text:style-name="T2">Ligegyldighed, Alene, Tomhed, Dyster, Frygt, Tab, Ingenting, Ingen følelser, Ingen vej I livett, fattigdom</text:span></text:p>
      <text:p text:style-name="P4"/>
      <text:p text:style-name="P4"><text:tab/><text:span text:style-name="T2">Noget:<text:tab/></text:span></text:p>
      <text:p text:style-name="P4"><text:tab/><text:tab/><text:span text:style-name="T2">Mig: </text:span></text:p>
      <text:p text:style-name="P4"><text:tab/><text:tab/><text:tab/><text:span text:style-name="T3">UO, det er der, men ikke sikker på hvad, et eller andet, levende, genstand, usikker på hvad det er, bare noget “” altså noget inden for en katagori men ligemeget hvad, </text:span></text:p>
      <text:p text:style-name="P4"><text:tab/><text:tab/><text:span text:style-name="T2">Klassen:</text:span></text:p>
      <text:p text:style-name="P4"><text:tab/><text:tab/><text:tab/><text:span text:style-name="T4">Uidentifiseret, Ukendt, et dække, et eller andet, ting, ligegyldig, betydning I tilstedeværelsen, håb, en dek af noget størrere, atomer, genstande, ting, trist</text:span></text:p>
      <text:p text:style-name="P4"/>
      <text:p text:style-name="P4"><text:tab/><text:span text:style-name="T5">Alt:</text:span></text:p>
      <text:p text:style-name="P4"><text:tab/><text:tab/><text:span text:style-name="T5">Mig:</text:span></text:p>
      <text:p text:style-name="P4"><text:tab/><text:tab/><text:tab/><text:span text:style-name="T5">Universet, dyr, livet, venner, tanker, </text:span></text:p>
      <text:p text:style-name="P4"><text:tab/><text:tab/><text:span text:style-name="T5">Klassen:</text:span></text:p>
      <text:p text:style-name="P4"><text:tab/><text:tab/><text:tab/><text:span text:style-name="T6">Alle mulige ting, frigivelse, meget, hele universet, alting, større del, rigdom, livet, egoistisk, kærlighed, ens egen verden, falske venner, falsk personlighed, fester, følelser, sats, omgivelser</text:span></text:p>
      <text:p text:style-name="P4"><text:tab/></text:p>
      <text:p text:style-name="P4"/>
      <table:table table:name="Table1" table:style-name="Table1">
        <table:table-column table:style-name="Table1.A" table:number-columns-repeated="3"/>
        <table:table-column table:style-name="Table1.D"/>
        <table:table-row>
          <table:table-cell table:style-name="Table1.A1" office:value-type="string">
            <text:p text:style-name="P41">Romertal</text:p>
          </table:table-cell>
          <table:table-cell table:style-name="Table1.A1" office:value-type="string">
            <text:p text:style-name="P41">Tal</text:p>
          </table:table-cell>
          <table:table-cell table:style-name="Table1.A1" office:value-type="string">
            <text:p text:style-name="P41"/>
          </table:table-cell>
          <table:table-cell table:style-name="Table1.D1" office:value-type="string">
            <text:p text:style-name="P40"/>
          </table:table-cell>
        </table:table-row>
        <table:table-row>
          <table:table-cell table:style-name="Table1.A2" office:value-type="string">
            <text:p text:style-name="P42">I</text:p>
          </table:table-cell>
          <table:table-cell table:style-name="Table1.A2" office:value-type="string">
            <text:p text:style-name="P42">1</text:p>
          </table:table-cell>
          <table:table-cell table:style-name="Table1.A2" office:value-type="string">
            <text:p text:style-name="P41">“Der er intet der betyder noget, det har jeg vidst I lang tid. Så det er ikke værd at gøre noget, det har jeg lige fundet ud af.”</text:p>
            <text:p text:style-name="P43">Omskrivning “Livet giver ingen mening, det har jeg vidst I lang tid, så det er ikke værd at leve det, det har jeg lige fundet ud af.</text:p>
            <text:p text:style-name="P43"/>
            <text:p text:style-name="P44">Vi tænker at det betyder: Hun er ved at give op, Der er sket noget dårligt som har haft gigantisk påvirkning.</text:p>
          </table:table-cell>
          <table:table-cell table:style-name="Table1.D2" office:value-type="string">
            <text:p text:style-name="P40"/>
          </table:table-cell>
        </table:table-row>
        <table:table-row>
          <table:table-cell table:style-name="Table1.A2" office:value-type="string">
            <text:p text:style-name="P42">II</text:p>
          </table:table-cell>
          <table:table-cell table:style-name="Table1.A2" office:value-type="string">
            <text:p text:style-name="P42">2</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III</text:p>
          </table:table-cell>
          <table:table-cell table:style-name="Table1.A2" office:value-type="string">
            <text:p text:style-name="P42">3</text:p>
          </table:table-cell>
          <table:table-cell table:style-name="Table1.A2" office:value-type="string">
            <text:p text:style-name="P40"/>
          </table:table-cell>
          <table:table-cell table:style-name="Table1.D2" office:value-type="string">
            <text:p text:style-name="P40"/>
          </table:table-cell>
        </table:table-row>
        <text:soft-page-break/>
        <table:table-row>
          <table:table-cell table:style-name="Table1.A2" office:value-type="string">
            <text:p text:style-name="P42">IV</text:p>
          </table:table-cell>
          <table:table-cell table:style-name="Table1.A2" office:value-type="string">
            <text:p text:style-name="P42">4</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V</text:p>
          </table:table-cell>
          <table:table-cell table:style-name="Table1.A2" office:value-type="string">
            <text:p text:style-name="P42">5</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VI</text:p>
          </table:table-cell>
          <table:table-cell table:style-name="Table1.A2" office:value-type="string">
            <text:p text:style-name="P42">6</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VII</text:p>
          </table:table-cell>
          <table:table-cell table:style-name="Table1.A2" office:value-type="string">
            <text:p text:style-name="P42">7</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VIII</text:p>
          </table:table-cell>
          <table:table-cell table:style-name="Table1.A2" office:value-type="string">
            <text:p text:style-name="P42">8</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IX</text:p>
          </table:table-cell>
          <table:table-cell table:style-name="Table1.A2" office:value-type="string">
            <text:p text:style-name="P42">9</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text:p>
          </table:table-cell>
          <table:table-cell table:style-name="Table1.A2" office:value-type="string">
            <text:p text:style-name="P42">10</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I</text:p>
          </table:table-cell>
          <table:table-cell table:style-name="Table1.A2" office:value-type="string">
            <text:p text:style-name="P42">11</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II</text:p>
          </table:table-cell>
          <table:table-cell table:style-name="Table1.A2" office:value-type="string">
            <text:p text:style-name="P42">12</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III</text:p>
          </table:table-cell>
          <table:table-cell table:style-name="Table1.A2" office:value-type="string">
            <text:p text:style-name="P42">13</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IV</text:p>
          </table:table-cell>
          <table:table-cell table:style-name="Table1.A2" office:value-type="string">
            <text:p text:style-name="P42">14</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V</text:p>
          </table:table-cell>
          <table:table-cell table:style-name="Table1.A2" office:value-type="string">
            <text:p text:style-name="P42">15</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VI</text:p>
          </table:table-cell>
          <table:table-cell table:style-name="Table1.A2" office:value-type="string">
            <text:p text:style-name="P42">16</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VII</text:p>
          </table:table-cell>
          <table:table-cell table:style-name="Table1.A2" office:value-type="string">
            <text:p text:style-name="P42">17</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VIII</text:p>
          </table:table-cell>
          <table:table-cell table:style-name="Table1.A2" office:value-type="string">
            <text:p text:style-name="P42">18</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IX</text:p>
          </table:table-cell>
          <table:table-cell table:style-name="Table1.A2" office:value-type="string">
            <text:p text:style-name="P42">19</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X</text:p>
          </table:table-cell>
          <table:table-cell table:style-name="Table1.A2" office:value-type="string">
            <text:p text:style-name="P42">20</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XI</text:p>
          </table:table-cell>
          <table:table-cell table:style-name="Table1.A2" office:value-type="string">
            <text:p text:style-name="P42">21</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XII</text:p>
          </table:table-cell>
          <table:table-cell table:style-name="Table1.A2" office:value-type="string">
            <text:p text:style-name="P42">22</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XIII</text:p>
          </table:table-cell>
          <table:table-cell table:style-name="Table1.A2" office:value-type="string">
            <text:p text:style-name="P42">23</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XIV</text:p>
          </table:table-cell>
          <table:table-cell table:style-name="Table1.A2" office:value-type="string">
            <text:p text:style-name="P42">24</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XV</text:p>
          </table:table-cell>
          <table:table-cell table:style-name="Table1.A2" office:value-type="string">
            <text:p text:style-name="P42">25</text:p>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2">XXVI</text:p>
          </table:table-cell>
          <table:table-cell table:style-name="Table1.A2" office:value-type="string">
            <text:p text:style-name="P42">26</text:p>
          </table:table-cell>
          <table:table-cell table:style-name="Table1.A2" office:value-type="string">
            <text:p text:style-name="P40"/>
          </table:table-cell>
          <table:table-cell table:style-name="Table1.D2" office:value-type="string">
            <text:p text:style-name="P40"/>
          </table:table-cell>
        </table:table-row>
      </table:table>
      <text:p text:style-name="P4"/>
      <text:p text:style-name="P4"/>
      <text:p text:style-name="P10">OPG. 1</text:p>
      <text:p text:style-name="P5"/>
      <text:p text:style-name="P20">Læs 1 side højt for hinanden fra kapitlet</text:p>
      <text:p text:style-name="P19">Besvar spørgsmålene</text:p>
      <text:list xml:id="list8250817852314458328" text:style-name="L1">
        <text:list-item>
          <text:p text:style-name="P86">Hvorfor kiggede de hverken til højre eller venstre første skoledag? s. 6 </text:p>
          <text:p text:style-name="P88">De var ligeglade, og de var "stadig" i sommerferie mode</text:p>
          <text:p text:style-name="P89">En normal dag ligesom alle de andre dage.</text:p>
        </text:list-item>
        <text:list-item>
          <text:p text:style-name="P86">Hvad menes med, at klasseværelset lugtede af langs tids tomhed? </text:p>
          <text:p text:style-name="P88">At lokalet havde været øde i hele sommerferien, og alt det så rent og lige ud. </text:p>
          <text:p text:style-name="P88"/>
        </text:list-item>
        <text:list-item>
          <text:p text:style-name="P86">Hvilke sproglige virkemidler (metaforer) kan findes på? s. 7 </text:p>
          <text:p text:style-name="P90">Døren smilede – "Døren lokkede" </text:p>
        </text:list-item>
      </text:list>
      <text:p text:style-name="P25"><text:soft-page-break/><text:tab/><text:span text:style-name="T9">Grinedende gab </text:span></text:p>
      <text:p text:style-name="P26"><text:tab/><text:span text:style-name="T10">Det blev ikke sagt højt, heller ikke lavt. Noget lig nogen&gt;</text:span></text:p>
      <text:p text:style-name="P28"/>
      <text:list xml:id="list143955657120882" text:continue-numbering="true" text:style-name="L1">
        <text:list-item>
          <text:p text:style-name="P87">Hvordan leges der med tillægsord?</text:p>
          <text:p text:style-name="P87"><text:s/><text:span text:style-name="T7">Bange, mere bange, mest bange – gentagelser. Der var ikke fint men næsten fint</text:span></text:p>
          <text:p text:style-name="P91"/>
        </text:list-item>
        <text:list-item>
          <text:p text:style-name="P86">Hvem leger de ikke med? s.7 Hvorfor? s. 6 </text:p>
          <text:p text:style-name="P91">Dem i Lejlighederne, de fattige/fremmede. </text:p>
        </text:list-item>
        <text:list-item>
          <text:p text:style-name="P86">Hvor bor Pierre Anton? Beskriv stedet, hvor han bor. </text:p>
          <text:p text:style-name="P90">Sammen med hans far, på et kollektiv, tæringsvej nummer 25. I forhaven stod et blommetræ, det var stprt og gammelt og kroget og lænede sig ud over hækken.</text:p>
        </text:list-item>
        <text:list-item>
          <text:p text:style-name="P59">Hvad råber PA? </text:p>
          <text:p text:style-name="P60">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21"/>
      <text:p text:style-name="P21"><text:tab/><text:span text:style-name="T8">Hvis der er noget der er værd at blive sur over, er der også noget der er værd at blive glad for. Hvis der er noget der er værd at blive glad for, er der også noget der betyder noget. Og det er der ikke.</text:span></text:p>
      <text:p text:style-name="P21"/>
      <text:p text:style-name="P21"/>
      <text:p text:style-name="P22">PA Personkarakteristik</text:p>
      <table:table table:name="Table2" table:style-name="Table2">
        <table:table-column table:style-name="Table2.A"/>
        <table:table-column table:style-name="Table2.B"/>
        <table:table-row>
          <table:table-cell table:style-name="Table2.A1" office:value-type="string">
            <text:p text:style-name="P27">Indre</text:p>
          </table:table-cell>
          <table:table-cell table:style-name="Table2.B1" office:value-type="string">
            <text:p text:style-name="P29">Ydre</text:p>
          </table:table-cell>
        </table:table-row>
        <table:table-row>
          <table:table-cell table:style-name="Table2.A2" office:value-type="string">
            <text:p text:style-name="P27">Provokerende</text:p>
          </table:table-cell>
          <table:table-cell table:style-name="Table2.B2" office:value-type="string">
            <text:p text:style-name="P30">Bred</text:p>
          </table:table-cell>
        </table:table-row>
        <table:table-row>
          <table:table-cell table:style-name="Table2.A2" office:value-type="string">
            <text:p text:style-name="P31">Klogest i klassen</text:p>
          </table:table-cell>
          <table:table-cell table:style-name="Table2.B2" office:value-type="string">
            <text:p text:style-name="P30"><text:span text:style-name="T8">M</text:span>assiv</text:p>
          </table:table-cell>
        </table:table-row>
        <table:table-row>
          <table:table-cell table:style-name="Table2.A2" office:value-type="string">
            <text:p text:style-name="P29"><text:span text:style-name="T8">H</text:span>ippie</text:p>
          </table:table-cell>
          <table:table-cell table:style-name="Table2.B2" office:value-type="string">
            <text:p text:style-name="P30">Fregner på næsen som han havde brækket i en slås kamp mod 9. klasser som han vand.</text:p>
          </table:table-cell>
        </table:table-row>
        <table:table-row>
          <table:table-cell table:style-name="Table2.A2" office:value-type="string">
            <text:p text:style-name="P6">Har meget at sige</text:p>
          </table:table-cell>
          <table:table-cell table:style-name="Table2.B2" office:value-type="string">
            <text:p text:style-name="P7"/>
          </table:table-cell>
        </table:table-row>
        <table:table-row>
          <table:table-cell table:style-name="Table2.A2" office:value-type="string">
            <text:p text:style-name="P29">Store tanker</text:p>
          </table:table-cell>
          <table:table-cell table:style-name="Table2.B2" office:value-type="string">
            <text:p text:style-name="P30"/>
          </table:table-cell>
        </table:table-row>
        <table:table-row>
          <table:table-cell table:style-name="Table2.A2" office:value-type="string">
            <text:p text:style-name="P6">Tænker meget</text:p>
          </table:table-cell>
          <table:table-cell table:style-name="Table2.B2" office:value-type="string">
            <text:p text:style-name="P6"/>
          </table:table-cell>
        </table:table-row>
        <table:table-row>
          <table:table-cell table:style-name="Table2.A2" office:value-type="string">
            <text:p text:style-name="P6">Filosofiske tanker</text:p>
          </table:table-cell>
          <table:table-cell table:style-name="Table2.B2" office:value-type="string">
            <text:p text:style-name="P6"/>
          </table:table-cell>
        </table:table-row>
        <table:table-row>
          <table:table-cell table:style-name="Table2.A2" office:value-type="string">
            <text:p text:style-name="P6">Ligeglad</text:p>
          </table:table-cell>
          <table:table-cell table:style-name="Table2.B2" office:value-type="string">
            <text:p text:style-name="P6"/>
          </table:table-cell>
        </table:table-row>
        <table:table-row>
          <table:table-cell table:style-name="Table2.A2" office:value-type="string">
            <text:p text:style-name="P6">Gør hvad der passer ham</text:p>
          </table:table-cell>
          <table:table-cell table:style-name="Table2.B2" office:value-type="string">
            <text:p text:style-name="P6"/>
          </table:table-cell>
        </table:table-row>
        <table:table-row>
          <table:table-cell table:style-name="Table2.A2" office:value-type="string">
            <text:p text:style-name="P6">Skræmmende</text:p>
          </table:table-cell>
          <table:table-cell table:style-name="Table2.B2" office:value-type="string">
            <text:p text:style-name="P6"/>
          </table:table-cell>
        </table:table-row>
        <table:table-row>
          <table:table-cell table:style-name="Table2.A2" office:value-type="string">
            <text:p text:style-name="P6">Speciel</text:p>
          </table:table-cell>
          <table:table-cell table:style-name="Table2.B2" office:value-type="string">
            <text:p text:style-name="P6"/>
          </table:table-cell>
        </table:table-row>
        <table:table-row>
          <table:table-cell table:style-name="Table2.A2" office:value-type="string">
            <text:p text:style-name="P6">Ærlig</text:p>
          </table:table-cell>
          <table:table-cell table:style-name="Table2.B2" office:value-type="string">
            <text:p text:style-name="P6"/>
          </table:table-cell>
        </table:table-row>
        <text:soft-page-break/>
        <table:table-row>
          <table:table-cell table:style-name="Table2.A2" office:value-type="string">
            <text:p text:style-name="P6"/>
          </table:table-cell>
          <table:table-cell table:style-name="Table2.B2" office:value-type="string">
            <text:p text:style-name="P6"/>
          </table:table-cell>
        </table:table-row>
      </table:table>
      <text:p text:style-name="P5"/>
      <text:p text:style-name="P5"/>
      <text:h text:style-name="P32" text:outline-level="3">Tærring</text:h>
      <text:list xml:id="list2063218262475211648" text:style-name="L2">
        <text:list-item>
          <text:p text:style-name="P92">Byen hedder Tæring, hvilken værdiladning har ordet tæring? </text:p>
          <text:list>
            <text:list-header>
              <text:p text:style-name="P93">Negativ</text:p>
            </text:list-header>
          </text:list>
        </text:list-item>
        <text:list-item>
          <text:p text:style-name="P92">Find ud af, hvad ”tæring” betyder. </text:p>
          <text:list>
            <text:list-header>
              <text:p text:style-name="P93">Sygdom / nedbrydning</text:p>
            </text:list-header>
          </text:list>
        </text:list-item>
        <text:list-item>
          <text:p text:style-name="P92">Hvad betyder ”At sætte tæring efter næring”? </text:p>
          <text:list>
            <text:list-header>
              <text:p text:style-name="P92">ikke bruge flere penge eller andet end man råder ove</text:p>
            </text:list-header>
          </text:list>
        </text:list-item>
        <text:list-item>
          <text:p text:style-name="P61">Hvilke associationer får I til byens navn? </text:p>
          <text:list>
            <text:list-header>
              <text:p text:style-name="P62">Nedslidt, Nedbrudt, gammel, Faldefærdig, slidt, ubetydelig, brugt, <text:span text:style-name="T11">Infektion, </text:span></text:p>
            </text:list-header>
          </text:list>
        </text:list-item>
      </text:list>
      <text:p text:style-name="P5"/>
      <text:h text:style-name="P32" text:outline-level="3">Fælles snak</text:h>
      <text:list xml:id="list7841107427382313192" text:style-name="L3">
        <text:list-item>
          <text:p text:style-name="P94">Hvilken fortællerform har denne historie? </text:p>
          <text:list>
            <text:list-item>
              <text:p text:style-name="P94">1-personsfortæller (indre - jeg fortæller) </text:p>
            </text:list-item>
            <text:list-item>
              <text:p text:style-name="P94">3-personsfortæller (altvidende) </text:p>
              <text:p text:style-name="P95">jeg fortæller</text:p>
            </text:list-item>
          </text:list>
        </text:list-item>
        <text:list-item>
          <text:p text:style-name="P94">Hvad skete der med det ingenting, han havde råbt fra træet? </text:p>
        </text:list-item>
      </text:list>
      <text:p text:style-name="P24"><text:tab/><text:tab/><text:span text:style-name="T12">Sandheden blev for provokerende til de andre I klassen til at de kunne se den I øjnene</text:span></text:p>
      <text:list xml:id="list143955957253346" text:continue-numbering="true" text:style-name="L3">
        <text:list-item>
          <text:p text:style-name="P63">Hvad menes med: "Alting drejede sig mere om hvordan det tog sig ud end hvordan det var"? </text:p>
        </text:list-item>
      </text:list>
      <text:p text:style-name="P5"><text:tab/><text:tab/><text:span text:style-name="T13">Han brød ud af skuespil, og derfor blev let set, og de ville ikke have at alle fandt ud af hvad han sagde. De lukker problemet inde(PA)</text:span></text:p>
      <text:p text:style-name="P5"/>
      <text:h text:style-name="P32" text:outline-level="3">Dagens spørgsmål</text:h>
      <text:list xml:id="list4969813066766471027" text:style-name="L4">
        <text:list-item>
          <text:p text:style-name="P96">FInd alle navnene på eleverne i kap. 3+4 (1 side pr. elev) </text:p>
        </text:list-item>
      </text:list>
      <table:table table:name="Table3" table:style-name="Table3">
        <table:table-column table:style-name="Table3.A" table:number-columns-repeated="3"/>
        <table:table-column table:style-name="Table3.D"/>
        <table:table-row>
          <table:table-cell table:style-name="Table3.A1" office:value-type="string">
            <text:p text:style-name="P45">Kap og side</text:p>
          </table:table-cell>
          <table:table-cell table:style-name="Table3.A1" office:value-type="string">
            <text:p text:style-name="P45">Navn</text:p>
          </table:table-cell>
          <table:table-cell table:style-name="Table3.A1" office:value-type="string">
            <text:p text:style-name="P45">Something</text:p>
          </table:table-cell>
          <table:table-cell table:style-name="Table3.D1" office:value-type="string">
            <text:p text:style-name="P47">Hvad de afleverer I bunken</text:p>
          </table:table-cell>
        </table:table-row>
        <table:table-row>
          <table:table-cell table:style-name="Table3.A2" office:value-type="string">
            <text:p text:style-name="P45">Kap III. S. 10</text:p>
          </table:table-cell>
          <table:table-cell table:style-name="Table3.A2" office:value-type="string">
            <text:p text:style-name="P45">Pierre Anthon</text:p>
          </table:table-cell>
          <table:table-cell table:style-name="Table3.A2" office:value-type="string">
            <text:p text:style-name="P40"/>
          </table:table-cell>
          <table:table-cell table:style-name="Table3.D2" office:value-type="string">
            <text:p text:style-name="P40"/>
          </table:table-cell>
        </table:table-row>
        <table:table-row>
          <table:table-cell table:style-name="Table3.A2" office:value-type="string">
            <text:p text:style-name="P45">Kap III. S. 10</text:p>
          </table:table-cell>
          <table:table-cell table:style-name="Table3.A2" office:value-type="string">
            <text:p text:style-name="P45">Jan-Johan</text:p>
          </table:table-cell>
          <table:table-cell table:style-name="Table3.A2" office:value-type="string">
            <text:p text:style-name="P40"/>
          </table:table-cell>
          <table:table-cell table:style-name="Table3.D2" office:value-type="string">
            <text:p text:style-name="P48">Beatles bånd der havde mistet lyden</text:p>
          </table:table-cell>
        </table:table-row>
        <table:table-row>
          <table:table-cell table:style-name="Table3.A2" office:value-type="string">
            <text:p text:style-name="P45">Kap III. S. 10</text:p>
          </table:table-cell>
          <table:table-cell table:style-name="Table3.A2" office:value-type="string">
            <text:p text:style-name="P45">Rikke-Ursula</text:p>
          </table:table-cell>
          <table:table-cell table:style-name="Table3.A2" office:value-type="string">
            <text:p text:style-name="P40"/>
          </table:table-cell>
          <table:table-cell table:style-name="Table3.D2" office:value-type="string">
            <text:p text:style-name="P48">Lyserød perlemorskam</text:p>
          </table:table-cell>
        </table:table-row>
        <table:table-row>
          <table:table-cell table:style-name="Table3.A2" office:value-type="string">
            <text:p text:style-name="P45">Kap III. S. 10</text:p>
          </table:table-cell>
          <table:table-cell table:style-name="Table3.A2" office:value-type="string">
            <text:p text:style-name="P45">Gerda</text:p>
          </table:table-cell>
          <table:table-cell table:style-name="Table3.A2" office:value-type="string">
            <text:p text:style-name="P40"/>
          </table:table-cell>
          <table:table-cell table:style-name="Table3.D2" office:value-type="string">
            <text:p text:style-name="P40"/>
          </table:table-cell>
        </table:table-row>
        <table:table-row>
          <table:table-cell table:style-name="Table3.A2" office:value-type="string">
            <text:p text:style-name="P45">Kap III. S. 11</text:p>
          </table:table-cell>
          <table:table-cell table:style-name="Table3.A2" office:value-type="string">
            <text:p text:style-name="P45">Henrik</text:p>
          </table:table-cell>
          <table:table-cell table:style-name="Table3.A2" office:value-type="string">
            <text:p text:style-name="P45">Søn af biologi læren</text:p>
          </table:table-cell>
          <table:table-cell table:style-name="Table3.D2" office:value-type="string">
            <text:p text:style-name="P49">Slangen I formalin</text:p>
          </table:table-cell>
        </table:table-row>
        <table:table-row>
          <table:table-cell table:style-name="Table3.A2" office:value-type="string">
            <text:p text:style-name="P45">Kap III. S. 12</text:p>
          </table:table-cell>
          <table:table-cell table:style-name="Table3.A2" office:value-type="string">
            <text:p text:style-name="P45">Rosa</text:p>
          </table:table-cell>
          <table:table-cell table:style-name="Table3.A2" office:value-type="string">
            <text:p text:style-name="P45">Beskrevet som smukke rosa</text:p>
          </table:table-cell>
          <table:table-cell table:style-name="Table3.D2" office:value-type="string">
            <text:p text:style-name="P45"/>
          </table:table-cell>
        </table:table-row>
        <text:soft-page-break/>
        <table:table-row>
          <table:table-cell table:style-name="Table3.A2" office:value-type="string">
            <text:p text:style-name="P45">Kap III. S. 13</text:p>
          </table:table-cell>
          <table:table-cell table:style-name="Table3.A2" office:value-type="string">
            <text:p text:style-name="P45">Fromme kaj</text:p>
          </table:table-cell>
          <table:table-cell table:style-name="Table3.A2" office:value-type="string">
            <text:p text:style-name="P40"/>
          </table:table-cell>
          <table:table-cell table:style-name="Table3.D2" office:value-type="string">
            <text:p text:style-name="P48">Gammel salmebog</text:p>
          </table:table-cell>
        </table:table-row>
        <table:table-row>
          <table:table-cell table:style-name="Table3.A2" office:value-type="string">
            <text:p text:style-name="P45">Kap III. S. 13</text:p>
          </table:table-cell>
          <table:table-cell table:style-name="Table3.A2" office:value-type="string">
            <text:p text:style-name="P45">Ole</text:p>
          </table:table-cell>
          <table:table-cell table:style-name="Table3.A2" office:value-type="string">
            <text:p text:style-name="P40"/>
          </table:table-cell>
          <table:table-cell table:style-name="Table3.D2" office:value-type="string">
            <text:p text:style-name="P40"/>
          </table:table-cell>
        </table:table-row>
        <table:table-row>
          <table:table-cell table:style-name="Table3.A2" office:value-type="string">
            <text:p text:style-name="P45">Kap III. S. 13</text:p>
          </table:table-cell>
          <table:table-cell table:style-name="Table3.A2" office:value-type="string">
            <text:p text:style-name="P45">Ingrid</text:p>
          </table:table-cell>
          <table:table-cell table:style-name="Table3.A2" office:value-type="string">
            <text:p text:style-name="P45">Beskrevet som Lille</text:p>
          </table:table-cell>
          <table:table-cell table:style-name="Table3.D2" office:value-type="string">
            <text:p text:style-name="P49">Sine nye krykker</text:p>
          </table:table-cell>
        </table:table-row>
        <table:table-row>
          <table:table-cell table:style-name="Table3.A2" office:value-type="string">
            <text:p text:style-name="P45">Kap IV. S. 15</text:p>
          </table:table-cell>
          <table:table-cell table:style-name="Table3.A2" office:value-type="string">
            <text:p text:style-name="P45">Maiken</text:p>
          </table:table-cell>
          <table:table-cell table:style-name="Table3.A2" office:value-type="string">
            <text:p text:style-name="P45"/>
          </table:table-cell>
          <table:table-cell table:style-name="Table3.D2" office:value-type="string">
            <text:p text:style-name="P49">Stjernekikker</text:p>
          </table:table-cell>
        </table:table-row>
        <table:table-row>
          <table:table-cell table:style-name="Table3.A2" office:value-type="string">
            <text:p text:style-name="P45">Kap IV. S. 15</text:p>
          </table:table-cell>
          <table:table-cell table:style-name="Table3.A2" office:value-type="string">
            <text:p text:style-name="P45">Hans</text:p>
          </table:table-cell>
          <table:table-cell table:style-name="Table3.A2" office:value-type="string">
            <text:p text:style-name="P45">Beskrevet Store</text:p>
          </table:table-cell>
          <table:table-cell table:style-name="Table3.D2" office:value-type="string">
            <text:p text:style-name="P134">Sin gule cykel</text:p>
          </table:table-cell>
        </table:table-row>
        <table:table-row>
          <table:table-cell table:style-name="Table3.A2" office:value-type="string">
            <text:p text:style-name="P46">Kap IV. S. 16 <text:span text:style-name="T15">Kopiark ^</text:span></text:p>
          </table:table-cell>
          <table:table-cell table:style-name="Table3.A2" office:value-type="string">
            <text:p text:style-name="P45">Richard</text:p>
          </table:table-cell>
          <table:table-cell table:style-name="Table3.A2" office:value-type="string">
            <text:p text:style-name="P45"/>
          </table:table-cell>
          <table:table-cell table:style-name="Table3.D2" office:value-type="string">
            <text:p text:style-name="P48">Sorte fodbold</text:p>
          </table:table-cell>
        </table:table-row>
        <table:table-row>
          <table:table-cell table:style-name="Table3.A2" office:value-type="string">
            <text:p text:style-name="P45">Kap IV. S. 16 <text:span text:style-name="T15">Kopiark</text:span></text:p>
          </table:table-cell>
          <table:table-cell table:style-name="Table3.A2" office:value-type="string">
            <text:p text:style-name="P45">Agnes / <text:span text:style-name="T18">jeg</text:span></text:p>
          </table:table-cell>
          <table:table-cell table:style-name="Table3.A2" office:value-type="string">
            <text:p text:style-name="P45"/>
          </table:table-cell>
          <table:table-cell table:style-name="Table3.D2" office:value-type="string">
            <text:p text:style-name="P48">Grønnesandaler</text:p>
          </table:table-cell>
        </table:table-row>
        <table:table-row>
          <table:table-cell table:style-name="Table3.A2" office:value-type="string">
            <text:p text:style-name="P50">Kap v. S 30 Bog</text:p>
          </table:table-cell>
          <table:table-cell table:style-name="Table3.A2" office:value-type="string">
            <text:p text:style-name="P50">Sofie</text:p>
          </table:table-cell>
          <table:table-cell table:style-name="Table3.A2" office:value-type="string">
            <text:p text:style-name="P45"/>
          </table:table-cell>
          <table:table-cell table:style-name="Table3.D2" office:value-type="string">
            <text:p text:style-name="P48"/>
          </table:table-cell>
        </table:table-row>
        <table:table-row>
          <table:table-cell table:style-name="Table3.A2" office:value-type="string">
            <text:p text:style-name="P51">Kap V. S 31 Bog</text:p>
          </table:table-cell>
          <table:table-cell table:style-name="Table3.A2" office:value-type="string">
            <text:p text:style-name="P51">Elise</text:p>
          </table:table-cell>
          <table:table-cell table:style-name="Table3.A2" office:value-type="string">
            <text:p text:style-name="P45"/>
          </table:table-cell>
          <table:table-cell table:style-name="Table3.D2" office:value-type="string">
            <text:p text:style-name="P48">Dukke med hovedet hukket af</text:p>
          </table:table-cell>
        </table:table-row>
        <table:table-row>
          <table:table-cell table:style-name="Table3.A2" office:value-type="string">
            <text:p text:style-name="P51">Kap V. S 32 Bog</text:p>
          </table:table-cell>
          <table:table-cell table:style-name="Table3.A2" office:value-type="string">
            <text:p text:style-name="P51">Laura</text:p>
          </table:table-cell>
          <table:table-cell table:style-name="Table3.A2" office:value-type="string">
            <text:p text:style-name="P45"/>
          </table:table-cell>
          <table:table-cell table:style-name="Table3.D2" office:value-type="string">
            <text:p text:style-name="P48">Afrikanske papegøjeørenringe</text:p>
          </table:table-cell>
        </table:table-row>
        <table:table-row>
          <table:table-cell table:style-name="Table3.A2" office:value-type="string">
            <text:p text:style-name="P51">Kap V. S 33 Bog</text:p>
          </table:table-cell>
          <table:table-cell table:style-name="Table3.A2" office:value-type="string">
            <text:p text:style-name="P51">Dennis</text:p>
          </table:table-cell>
          <table:table-cell table:style-name="Table3.A2" office:value-type="string">
            <text:p text:style-name="P45"/>
          </table:table-cell>
          <table:table-cell table:style-name="Table3.D2" office:value-type="string">
            <text:p text:style-name="P48">Dungeons &amp; Dragons bøger</text:p>
          </table:table-cell>
        </table:table-row>
        <table:table-row>
          <table:table-cell table:style-name="Table3.A2" office:value-type="string">
            <text:p text:style-name="P51">Kap V. S 35 Bog</text:p>
          </table:table-cell>
          <table:table-cell table:style-name="Table3.A2" office:value-type="string">
            <text:p text:style-name="P51">Sebastian</text:p>
          </table:table-cell>
          <table:table-cell table:style-name="Table3.A2" office:value-type="string">
            <text:p text:style-name="P45"/>
          </table:table-cell>
          <table:table-cell table:style-name="Table3.D2" office:value-type="string">
            <text:p text:style-name="P48">Fiskestang</text:p>
          </table:table-cell>
        </table:table-row>
        <table:table-row>
          <table:table-cell table:style-name="Table3.A2" office:value-type="string">
            <text:p text:style-name="P52">Kap VII. S46 Bog</text:p>
          </table:table-cell>
          <table:table-cell table:style-name="Table3.A2" office:value-type="string">
            <text:p text:style-name="P52">Frederik</text:p>
          </table:table-cell>
          <table:table-cell table:style-name="Table3.A2" office:value-type="string">
            <text:p text:style-name="P49"/>
          </table:table-cell>
          <table:table-cell table:style-name="Table3.D2" office:value-type="string">
            <text:p text:style-name="P49">Dannebrog</text:p>
          </table:table-cell>
        </table:table-row>
        <table:table-row>
          <table:table-cell table:style-name="Table3.A2" office:value-type="string">
            <text:p text:style-name="P52">Kap VII. S47 Bog</text:p>
          </table:table-cell>
          <table:table-cell table:style-name="Table3.A2" office:value-type="string">
            <text:p text:style-name="P52">Hussain</text:p>
          </table:table-cell>
          <table:table-cell table:style-name="Table3.A2" office:value-type="string">
            <text:p text:style-name="P45"/>
          </table:table-cell>
          <table:table-cell table:style-name="Table3.D2" office:value-type="string">
            <text:p text:style-name="P48"/>
          </table:table-cell>
        </table:table-row>
        <table:table-row>
          <table:table-cell table:style-name="Table3.A2" office:value-type="string">
            <text:p text:style-name="P53">Kap VII. S4<text:span text:style-name="T21">8</text:span> Bog</text:p>
          </table:table-cell>
          <table:table-cell table:style-name="Table3.A2" office:value-type="string">
            <text:p text:style-name="P49">Dame Werners</text:p>
          </table:table-cell>
          <table:table-cell table:style-name="Table3.A2" office:value-type="string">
            <text:p text:style-name="P49">Dagbog</text:p>
          </table:table-cell>
          <table:table-cell table:style-name="Table3.D2" office:value-type="string">
            <text:p text:style-name="P48"/>
          </table:table-cell>
        </table:table-row>
        <table:table-row>
          <table:table-cell table:style-name="Table3.A2" office:value-type="string">
            <text:p text:style-name="P53">Kap VII. S4<text:span text:style-name="T21">9</text:span> Bog</text:p>
          </table:table-cell>
          <table:table-cell table:style-name="Table3.A2" office:value-type="string">
            <text:p text:style-name="P49">Anna-Li</text:p>
          </table:table-cell>
          <table:table-cell table:style-name="Table3.A2" office:value-type="string">
            <text:p text:style-name="P49">Koreaber</text:p>
          </table:table-cell>
          <table:table-cell table:style-name="Table3.D2" office:value-type="string">
            <text:p text:style-name="P49">Adopsionsbevis</text:p>
          </table:table-cell>
        </table:table-row>
        <table:table-row>
          <table:table-cell table:style-name="Table3.A2" office:value-type="string">
            <text:p text:style-name="P54">Kap IX. S 58</text:p>
          </table:table-cell>
          <table:table-cell table:style-name="Table3.A2" office:value-type="string">
            <text:p text:style-name="P54">Emil</text:p>
          </table:table-cell>
          <table:table-cell table:style-name="Table3.A2" office:value-type="string">
            <text:p text:style-name="P54">Død Elises lillebror</text:p>
          </table:table-cell>
          <table:table-cell table:style-name="Table3.D2" office:value-type="string">
            <text:p text:style-name="P49"/>
          </table:table-cell>
        </table:table-row>
        <table:table-row>
          <table:table-cell table:style-name="Table3.A2" office:value-type="string">
            <text:p text:style-name="P53"/>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9"/>
          </table:table-cell>
        </table:table-row>
      </table:table>
      <text:list xml:id="list143956009344602" text:continue-numbering="true" text:style-name="L4">
        <text:list-header>
          <text:p text:style-name="P96"/>
        </text:list-header>
        <text:list-item>
          <text:p text:style-name="P96">Hvordan inddeler PA livett? (s. 16 nederst) </text:p>
          <text:list>
            <text:list-header>
              <text:p text:style-name="P97">Tid brugt på <text:s/>“ufrivillige” ting</text:p>
            </text:list-header>
          </text:list>
        </text:list-item>
      </text:list>
      <table:table table:name="Table4" table:style-name="Table4">
        <table:table-column table:style-name="Table4.A"/>
        <table:table-column table:style-name="Table4.B"/>
        <table:table-row>
          <table:table-cell table:style-name="Table4.A1" office:value-type="string">
            <text:p text:style-name="P55">Tid</text:p>
          </table:table-cell>
          <table:table-cell table:style-name="Table4.B1" office:value-type="string">
            <text:p text:style-name="P55">Opgave</text:p>
          </table:table-cell>
        </table:table-row>
        <table:table-row>
          <table:table-cell table:style-name="Table4.A2" office:value-type="string">
            <text:p text:style-name="P55">30 år</text:p>
          </table:table-cell>
          <table:table-cell table:style-name="Table4.B2" office:value-type="string">
            <text:p text:style-name="P55">Sove</text:p>
          </table:table-cell>
        </table:table-row>
        <table:table-row>
          <table:table-cell table:style-name="Table4.A2" office:value-type="string">
            <text:p text:style-name="P55">9 år</text:p>
          </table:table-cell>
          <table:table-cell table:style-name="Table4.B2" office:value-type="string">
            <text:p text:style-name="P55">Skole + lektier</text:p>
          </table:table-cell>
        </table:table-row>
        <table:table-row>
          <table:table-cell table:style-name="Table4.A2" office:value-type="string">
            <text:p text:style-name="P55">14 år</text:p>
          </table:table-cell>
          <table:table-cell table:style-name="Table4.B2" office:value-type="string">
            <text:p text:style-name="P55">Arbejde</text:p>
          </table:table-cell>
        </table:table-row>
        <table:table-row>
          <table:table-cell table:style-name="Table4.A2" office:value-type="string">
            <text:p text:style-name="P55">6 år</text:p>
          </table:table-cell>
          <table:table-cell table:style-name="Table4.B2" office:value-type="string">
            <text:p text:style-name="P55">Være småbørn og leje</text:p>
          </table:table-cell>
        </table:table-row>
        <table:table-row>
          <table:table-cell table:style-name="Table4.A2" office:value-type="string">
            <text:p text:style-name="P55">12 år</text:p>
          </table:table-cell>
          <table:table-cell table:style-name="Table4.B2" office:value-type="string">
            <text:p text:style-name="P55">På at gører rent lave mad passe børn</text:p>
          </table:table-cell>
        </table:table-row>
      </table:table>
      <text:list xml:id="list143955624506506" text:continue-numbering="true" text:style-name="L4">
        <text:list-header>
          <text:p text:style-name="P97"/>
        </text:list-header>
        <text:list-item>
          <text:p text:style-name="P96">Mener I, at Pierre Anton har ret i nogle af hans meninger om måden, som vi lever vores liv på? </text:p>
          <text:list>
            <text:list-header>
              <text:p text:style-name="P97">Ja, da mange af hans meninger kan sammenlignes med ens egen hverdag og derfor giver han et bedre perspektiv på ens hverdag</text:p>
            </text:list-header>
          </text:list>
        </text:list-item>
        <text:list-item>
          <text:p text:style-name="P96">Hvad hedder fortælleren (s. 16, 4. afsnit)? </text:p>
          <text:list>
            <text:list-header>
              <text:p text:style-name="P98">Fortælleren hedder Agnes</text:p>
            </text:list-header>
          </text:list>
        </text:list-item>
        <text:list-item>
          <text:p text:style-name="P64">Hvad er de nødt til at bevise overfor PA (s.19, sidste afsnit)? </text:p>
        </text:list-item>
      </text:list>
      <text:p text:style-name="P5"><text:soft-page-break/><text:tab/><text:tab/><text:span text:style-name="T14">Der er noget som er nok værd at bruge sin tid på/leve for</text:span></text:p>
      <text:p text:style-name="P5"/>
      <text:p text:style-name="P5"/>
      <text:h text:style-name="P32" text:outline-level="3">Enquete</text:h>
      <text:p text:style-name="Text_20_body"><text:span text:style-name="T24">I skal nu i jeres samarbejdsgrupper udarbejde en </text:span><text:span text:style-name="Strong_20_Emphasis"><text:span text:style-name="Emphasis"><text:span text:style-name="T24">enquete</text:span></text:span></text:span><text:span text:style-name="T24"> [ang’kæt]. Ordet betyder en ”rundspørge”, det betegner en særlig genre i avis, radio eller fjernsyn. I skal interviewe hinanden i jeres grupper, spørgsmålene I skal stille er:</text:span></text:p>
      <text:list xml:id="list3748113519362054553" text:style-name="L5">
        <text:list-item>
          <text:p text:style-name="P99">Hvad vil du allernødigst miste her i livet? </text:p>
          <text:p text:style-name="P100">Muqim: Familie, og religion</text:p>
          <text:p text:style-name="P100">Stine: Venner</text:p>
          <text:p text:style-name="P100">Kasper: Venner og Familie</text:p>
          <text:p text:style-name="P100">Nanna: Glæde</text:p>
        </text:list-item>
        <text:list-item>
          <text:p text:style-name="P65">Hvad betyder mest for dig her i livet? </text:p>
          <text:p text:style-name="P66">Muqim: Familie, og religion</text:p>
          <text:p text:style-name="P66">Stine: Kan ikke svare</text:p>
          <text:p text:style-name="P66">Kasper: At min familie og venner har det godt</text:p>
          <text:p text:style-name="P66">Nanna: Alt godt</text:p>
        </text:list-item>
      </text:list>
      <text:p text:style-name="P5"/>
      <text:p text:style-name="P5"/>
      <text:p text:style-name="P11">10. Vigtige ting</text:p>
      <text:list xml:id="list6209021819152258922" text:style-name="L6">
        <text:list-item>
          <text:p text:style-name="P56">Familie<text:span text:style-name="T16">(Forældre – søskende – Fætter - Bedsteforældre)</text:span></text:p>
        </text:list-item>
        <text:list-item>
          <text:p text:style-name="P56">Venner<text:span text:style-name="T17">(skolevenner – cykelvenner(sune + GingerDennis) Musik venner);</text:span></text:p>
        </text:list-item>
        <text:list-item>
          <text:p text:style-name="P56">Cykel</text:p>
        </text:list-item>
        <text:list-item>
          <text:p text:style-name="P56">Klaver</text:p>
        </text:list-item>
        <text:list-item>
          <text:p text:style-name="P56">Ilt</text:p>
        </text:list-item>
        <text:list-item>
          <text:p text:style-name="P56">Vand</text:p>
        </text:list-item>
        <text:list-item>
          <text:p text:style-name="P57">Computer / programmering</text:p>
        </text:list-item>
        <text:list-item>
          <text:p text:style-name="P58">Hus</text:p>
        </text:list-item>
        <text:list-item>
          <text:p text:style-name="P58">Lys</text:p>
        </text:list-item>
        <text:list-item>
          <text:p text:style-name="P58">Mad</text:p>
        </text:list-item>
      </text:list>
      <text:p text:style-name="P8"/>
      <text:p text:style-name="P9">KAP. 5</text:p>
      <text:h text:style-name="P33" text:outline-level="3">Dagens spørgsmål</text:h>
      <text:list xml:id="list3712287452559796539" text:style-name="L7">
        <text:list-item>
          <text:p text:style-name="P101">Hvilken ny pige møder vi i dette kapitel  (s. 23) </text:p>
          <text:list>
            <text:list-header>
              <text:p text:style-name="P102"><text:span text:style-name="T20">Sofie, </text:span>Elise og Laura og vi finder ud af at hovedpersonen hedder Agnes</text:p>
            </text:list-header>
          </text:list>
        </text:list-item>
        <text:list-item>
          <text:p text:style-name="P101">Hvor er "deres sted"? (s. 20. øverst) </text:p>
          <text:list>
            <text:list-header>
              <text:p text:style-name="P103">Det er den gamle forladte savværk som skulle rives ned </text:p>
            </text:list-header>
          </text:list>
        </text:list-item>
        <text:list-item>
          <text:p text:style-name="P101">Hvilken kode bliver de enige om til hængelåsen? (s. 20 midt) </text:p>
          <text:p text:style-name="P101"><text:s/><text:span text:style-name="T19">502 da det er PA fødselsdato</text:span></text:p>
        </text:list-item>
        <text:list-item>
          <text:p text:style-name="P101">Hvad er det, som de skal samle sammen? (s.21, øverst) </text:p>
          <text:list>
            <text:list-header>
              <text:p text:style-name="P103"><text:soft-page-break/>Ting som har en betydning for dem og andre mennesker</text:p>
            </text:list-header>
          </text:list>
        </text:list-item>
        <text:list-item>
          <text:p text:style-name="P67">Hvad afleverer Dennis, Sebastian, Richard og Laura til Dyngen (s.22, midt)</text:p>
          <text:list>
            <text:list-header>
              <text:p text:style-name="P67"><text:span text:style-name="T19">Se skema højere oppe</text:span> </text:p>
            </text:list-header>
          </text:list>
        </text:list-item>
      </text:list>
      <text:p text:style-name="P9">'</text:p>
      <text:p text:style-name="P12">KAP. 6</text:p>
      <text:p text:style-name="P16"/>
      <text:p text:style-name="P16"/>
      <text:h text:style-name="P34" text:outline-level="3">Dagens spørgsmål</text:h>
      <text:list xml:id="list3934097976843079451" text:style-name="L8">
        <text:list-item>
          <text:p text:style-name="P105">Hvad tidspunkt på året er vi? (s.25, midt) </text:p>
          <text:p text:style-name="P104">September</text:p>
        </text:list-item>
        <text:list-item>
          <text:p text:style-name="P105">Hvad gør Agnes for at finde Gerdas ømme punkt? (s.25+26 midt) </text:p>
          <text:p text:style-name="P104">Lyver for hende, og lader som om hun er hendes veninde, og på den måde kommer tætter på hendes liv</text:p>
        </text:list-item>
        <text:list-item>
          <text:p text:style-name="P68">Hvad skal Gerda aflevere? (s.26, midt) </text:p>
          <text:p text:style-name="P69">Hendes Hamster Oscarlille</text:p>
        </text:list-item>
      </text:list>
      <text:p text:style-name="P16"/>
      <text:p text:style-name="P13">KAP. 7</text:p>
      <text:p text:style-name="P13"/>
      <text:h text:style-name="P36" text:outline-level="3">Dagens spørgsmål</text:h>
      <text:list xml:id="list2827972685514387692" text:style-name="L9">
        <text:list-item>
          <text:p text:style-name="P106">Hvilke nye personer møder vi i kapitlet? (s. 31, øverst+s.32øverst+s.32 midt) </text:p>
          <text:p text:style-name="P107">Frederik, Dame Werners, Anna-Li, Hussain</text:p>
        </text:list-item>
        <text:list-item>
          <text:p text:style-name="P106">Hvad afleverer, Maiken (s.30, øverst) </text:p>
          <text:p text:style-name="P107">Sin Stjernekikker</text:p>
        </text:list-item>
        <text:list-item>
          <text:p text:style-name="P106">Hvad afleverer Frederik? (s. 31, midt) </text:p>
          <text:p text:style-name="P107">“Dannebrog”</text:p>
        </text:list-item>
        <text:list-item>
          <text:p text:style-name="P106">Hvad afleverer Anna-Li? (s.33, midt) </text:p>
          <text:p text:style-name="P107">Adoptionsbevis</text:p>
        </text:list-item>
        <text:list-item>
          <text:p text:style-name="P106">Hvad afleverer Ingrid? (s.33, midt) </text:p>
          <text:p text:style-name="P107">Sine nye krykker</text:p>
        </text:list-item>
        <text:list-item>
          <text:p text:style-name="P70">Hvad afleverer Henrik? (s. 33, nederst) </text:p>
        </text:list-item>
      </text:list>
      <text:p text:style-name="P17"><text:tab/>"<text:span text:style-name="T21">Slangen i formalin"</text:span></text:p>
      <text:p text:style-name="P17"/>
      <text:p text:style-name="P14">KAP. 8</text:p>
      <text:h text:style-name="P35" text:outline-level="3">Dagens spørgsmål</text:h>
      <text:list xml:id="list7179273497019128607" text:style-name="L10">
        <text:list-item>
          <text:p text:style-name="P71">Hvorfor bliver Rikke-Ursula og Agnes sure på P.A? (s.35, øverst) </text:p>
        </text:list-item>
      </text:list>
      <text:p text:style-name="P18"><text:tab/>Fordi han siger</text:p>
      <text:p text:style-name="P18"><text:tab/><text:tab/>"Hvad vil I tøser med kærester?","Først bliver mn forelsket, ,så bliver man kærester, så holder forelskelsen op, og så går man fra hinanden igen." </text:p>
      <text:p text:style-name="P18"><text:soft-page-break/><text:tab/><text:tab/><text:tab/><text:tab/><text:tab/><text:tab/>Og det virker/virkede meget provokeren for dem begge, da de gerne i fremtiden vil have en kærester... og de synes det blev for provokerende</text:p>
      <text:p text:style-name="P16"/>
      <text:p text:style-name="P16"/>
      <text:h text:style-name="P37" text:outline-level="3">KAP. 9</text:h>
      <text:h text:style-name="P34" text:outline-level="3">Dagens spørgsmål</text:h>
      <text:list xml:id="list4104774680580660281" text:style-name="L11">
        <text:list-item>
          <text:p text:style-name="P108">Hvilke nye personer møder vi? (s.37, øverst) </text:p>
          <text:p text:style-name="P109">Emil (Elises lillebror</text:p>
        </text:list-item>
        <text:list-item>
          <text:p text:style-name="P108">Hvad er der sket med Elise, da hendes lillebror var syg? (s. 38,midt + 39,øverst) </text:p>
          <text:p text:style-name="P110">Der blev ikke taget så meget af hende af hendes forældre, så hun flyttede midlertidligt over til hendes bedsteforældre.</text:p>
        </text:list-item>
        <text:list-item>
          <text:p text:style-name="P108">Hvad menes der med: "Hendes lillebror...." s. 39, 5 første linier) </text:p>
          <text:p text:style-name="P108"/>
        </text:list-item>
        <text:list-item>
          <text:p text:style-name="P108">Kan nogen genkende sig selv i Elise? </text:p>
          <text:p text:style-name="P110">Agnes: fordi hun var selv bange for at hendes forældre ville opdage at hun havde givet sine sandaler til ‘bunken’</text:p>
        </text:list-item>
        <text:list-item>
          <text:p text:style-name="P108">Hvem er de uheldige, der skal grave Elises døde lillebror op? (s. 43, nederst) </text:p>
          <text:p text:style-name="P111">Elise, Ole, Jan-Johan, Richard og fromme Kaj + Agnes</text:p>
        </text:list-item>
        <text:list-item>
          <text:p text:style-name="P108">Hvad skal Ole aflevere? (s. 37,øverts? </text:p>
          <text:p text:style-name="P111">Boksehandsker</text:p>
        </text:list-item>
        <text:list-item>
          <text:p text:style-name="P108">Hvad skal Elise aflevere? (s.38, midt) </text:p>
          <text:p text:style-name="P111">Sin afdøde lille bror kaldet Emil</text:p>
        </text:list-item>
        <text:list-item>
          <text:p text:style-name="P72">h<text:span text:style-name="T22">va</text:span>d er din holdning til at lillebroren skal på dyngen af betydning? </text:p>
          <text:p text:style-name="P73">Grænseoverskridende, langtude</text:p>
        </text:list-item>
      </text:list>
      <text:p text:style-name="P15">KAP 10</text:p>
      <text:h text:style-name="P34" text:outline-level="3">Dagens spørgsmål</text:h>
      <text:list xml:id="list8394013940006301627" text:style-name="L12">
        <text:list-item>
          <text:p text:style-name="P112">Øv jer i at genfortælle kapitlet højt for hinanden   </text:p>
          <text:p text:style-name="P112"/>
        </text:list-item>
        <text:list-item>
          <text:p text:style-name="P112">Hvilken fysisk lov fik de besvær med? (s. 50, øverst) </text:p>
          <text:p text:style-name="P113">Når et legeme fjernes fra jorden, vil jordstanden på det sted legemet har begundet sig, falde svarende til legemts volume</text:p>
        </text:list-item>
        <text:list-item>
          <text:p text:style-name="P112">Hvem fulgte efter dem? (s. 51, nederst) </text:p>
          <text:p text:style-name="P114">Askepot – en hund, som boede på kirkegården efter dens ejer døde.</text:p>
        </text:list-item>
        <text:list-item>
          <text:p text:style-name="P74">Hvordan havde Agnes det før, under og efter? </text:p>
        </text:list-item>
      </text:list>
      <text:p text:style-name="P16"><text:tab/><text:span text:style-name="T23">Før: Hun var spændt og havde ikke rigtig lyst til at skulle der over, men hun var nød til det eller skulle hun gører det selv næste dag.</text:span></text:p>
      <text:p text:style-name="P16"><text:tab/><text:span text:style-name="T23">Under: Hun brød sig ikke om at være på kirkegården om natten. </text:span></text:p>
      <text:p text:style-name="P2"><text:tab/><text:span text:style-name="T23">Efter: Hun havde det fint, det var trodsalt bare et dødt barn med træ rundt om </text:span></text:p>
      <text:p text:style-name="P2"/>
      <text:p text:style-name="P2"><text:soft-page-break/></text:p>
      <text:p text:style-name="P3">KAP 11-</text:p>
      <text:p text:style-name="P3"/>
      <text:h text:style-name="P38" text:outline-level="3">Dagens spørgsmål</text:h>
      <text:list xml:id="list3183195122781751894" text:style-name="L13">
        <text:list-item>
          <text:p text:style-name="P115">Hvornår på året er vi nu? (s. 54, nederst) </text:p>
          <text:p text:style-name="P115">Mid I september</text:p>
        </text:list-item>
        <text:list-item>
          <text:p text:style-name="P115">"Hendes forældre var også ligeglade med om hun var sent ude.....". (s. 54, nederst) Hvad tænker I, at det betyder? </text:p>
          <text:p text:style-name="P115">At hendes forældre er lidt ligeglade med hvad hun laver og hvad hun ikke laver </text:p>
        </text:list-item>
        <text:list-item>
          <text:p text:style-name="P115">Hvad skulle Rikke-Ursula aflevere til Dyngen? (s. 55, øverst) </text:p>
          <text:p text:style-name="P116">Hendes hår</text:p>
        </text:list-item>
        <text:list-item>
          <text:p text:style-name="P115">Hvad mon det betød for Rikke-Ursula, at hun skulle aflevere fletningerne? </text:p>
          <text:p text:style-name="P116">Det var den måde hun var på, Rikke-Ursula er ikke Ri-- uden de blå feltninger</text:p>
        </text:list-item>
        <text:list-item>
          <text:p text:style-name="P115">Hvad skal Hussain aflevere? (s. 56, øverst) </text:p>
          <text:p text:style-name="P116">Sit bedetæppe</text:p>
        </text:list-item>
        <text:list-item>
          <text:p text:style-name="P115">Hvad mon det betyder for ham? </text:p>
          <text:p text:style-name="P116">Det kunne være en vigtig del af hans personlighed, nemlig hans religion.</text:p>
        </text:list-item>
        <text:list-item>
          <text:p text:style-name="P120">Sproligevirkemidlier</text:p>
          <text:p text:style-name="P120">Det tog en evighed</text:p>
        </text:list-item>
        <text:list-item>
          <text:p text:style-name="P120"/>
        </text:list-item>
      </text:list>
      <text:p text:style-name="Text_20_body"/>
      <text:p text:style-name="P23">KAP 12.</text:p>
      <text:h text:style-name="P39" text:outline-level="3">Dagens spørgsmål</text:h>
      <text:list xml:id="list105110501854336943" text:style-name="L14">
        <text:list-item>
          <text:p text:style-name="P117">Hvornår på året er vi nu? (s. 58, øverst) </text:p>
          <text:p text:style-name="P121">September/november</text:p>
        </text:list-item>
        <text:list-item>
          <text:p text:style-name="P117">Hvor slemt blev Hussain straffet? (s. 57, øverst) </text:p>
          <text:p text:style-name="P118">Han dukkede først en uge efter, og han var blå og gul og grøn over helekroppen, <text:span text:style-name="T25">og hans arm var brækket</text:span></text:p>
        </text:list-item>
        <text:list-item>
          <text:p text:style-name="P117">Hvad siger forfattereren dermed om muslimske mænd? </text:p>
          <text:p text:style-name="P119">At <text:span text:style-name="T26">de er voldelige hvis man har gjordt noget forkert????</text:span></text:p>
        </text:list-item>
        <text:list-item>
          <text:p text:style-name="P117">Hvad var det værste for Hussain? (s. 57, midt) </text:p>
          <text:p text:style-name="P119">At ikke var en god muslim og dårlig muslim</text:p>
        </text:list-item>
        <text:list-item>
          <text:p text:style-name="P117">Hvad menes med: "P.A's råb begyndt at nå os..." (s. 58, øverst) </text:p>
          <text:p text:style-name="P122">At de bar bed at give op</text:p>
        </text:list-item>
        <text:list-item>
          <text:p text:style-name="P117">Hvad skal Store Hans aflevere? (s. 58, midt) </text:p>
          <text:p text:style-name="P119">Sin gule cykel</text:p>
        </text:list-item>
        <text:list-item>
          <text:p text:style-name="P117">Hvorfor var der ikke noget ved det? </text:p>
          <text:p text:style-name="P122">Fordi det er bare en ny ting han ikke har skabt et forhold til</text:p>
        </text:list-item>
        <text:list-item>
          <text:p text:style-name="P75">Hvad tror I, at Store Hans gør ved Sofie? (s. 58, nederst) </text:p>
          <text:p text:style-name="P76"><text:soft-page-break/>Noget slemt</text:p>
        </text:list-item>
      </text:list>
      <text:p text:style-name="P23"/>
      <text:h text:style-name="P135" text:outline-level="2"><text:bookmark text:name="chapter-title-13"/><text:bookmark text:name="chapter:1853108"/>Kap. 13 </text:h>
      <text:h text:style-name="Heading_20_3" text:outline-level="3">Dagens spørgsmål</text:h>
      <text:list xml:id="list3491604363057702230" text:style-name="L15">
        <text:list-item>
          <text:p text:style-name="P124">Hvad skal Sofie aflevere til dyngen? </text:p>
          <text:p text:style-name="P123">Hendes mødom</text:p>
        </text:list-item>
        <text:list-item>
          <text:p text:style-name="P124">Hvad skal Fromme Kaj aflevere til dyngen? </text:p>
          <text:p text:style-name="P123">Jesus på korset</text:p>
        </text:list-item>
        <text:list-item>
          <text:p text:style-name="P124">Hvordan tager Sofie det? </text:p>
          <text:p text:style-name="P123">Sidder helt stille og ligblegt</text:p>
        </text:list-item>
        <text:list-item>
          <text:p text:style-name="P124">Hvad var beviset?</text:p>
          <text:p text:style-name="P123">Blod og slim på et tørklæde</text:p>
        </text:list-item>
        <text:list-item>
          <text:p text:style-name="P79">Hvad sagde PA nu om antallet af mennesker på jorden? </text:p>
          <text:p text:style-name="P77">Der er seks milliarder mennesker på jorden. Det er for mange, men I år 2025 vil det være otteogenhalv milliarder. Det bedste vi kan gøre for verdens fremtid er at dø!”</text:p>
        </text:list-item>
      </text:list>
      <text:p text:style-name="P78"/>
      <text:h text:style-name="P135" text:outline-level="2"><text:bookmark text:name="chapter-title-14"/><text:bookmark text:name="chapter:1853109"/>Kap. 14 </text:h>
      <text:h text:style-name="Heading_20_3" text:outline-level="3">Dagens spørgsmål</text:h>
      <text:list xml:id="list8771167971474396557" text:style-name="L16">
        <text:list-item>
          <text:p text:style-name="P125">Hvad går galt da de henter Jesus i kirken? </text:p>
          <text:p text:style-name="P126">Juses falder ned og brækker det ben Rikke-Ursula havde rørt ved ligeinden <text:span text:style-name="T27">som havde “brændt” hende</text:span></text:p>
        </text:list-item>
        <text:list-item>
          <text:p text:style-name="P125">Hvordan tager Askepot det, da Jesus skal på dyngen? </text:p>
          <text:p text:style-name="P127">Den begynder at gø, </text:p>
        </text:list-item>
        <text:list-item>
          <text:p text:style-name="P125">Hvorfor bekæmper hunden Jesus med tis og afføring? </text:p>
          <text:p text:style-name="P127">Afmærker sit territorie </text:p>
        </text:list-item>
        <text:list-item>
          <text:p text:style-name="P125">Hvordan har fromme Kaj det? </text:p>
          <text:p text:style-name="P127">Han er ikke glad for situationen, og føler ubefag</text:p>
        </text:list-item>
        <text:list-item>
          <text:p text:style-name="P80">Hvornår falder han til ro? </text:p>
          <text:p text:style-name="P81"><text:s/><text:span text:style-name="T28">Da han får afvide at han jo stadig har mulighed for at se jesus I det gamle savvær</text:span><text:span text:style-name="T29">k</text:span></text:p>
        </text:list-item>
      </text:list>
      <text:p text:style-name="P82"><text:span text:style-name="T29"/></text:p>
      <text:h text:style-name="P136" text:outline-level="2"><text:bookmark text:name="chapter-title-15"/><text:bookmark text:name="chapter:1853110"/><text:soft-page-break/><text:span text:style-name="T29">Kap. 15 </text:span></text:h>
      <text:h text:style-name="Heading_20_3" text:outline-level="3">Dagens spørgsmål</text:h>
      <text:list xml:id="list2209019239671815300" text:style-name="L17">
        <text:list-item>
          <text:p text:style-name="P128">Hvad forlanger Fromme Kaj nu som hævn? </text:p>
          <text:p text:style-name="P129">Askepots hoved</text:p>
        </text:list-item>
        <text:list-item>
          <text:p text:style-name="P128">HVem skal gøre det? </text:p>
        </text:list-item>
      </text:list>
      <text:p text:style-name="P130"><text:tab/>Smukke Rosa</text:p>
      <text:list xml:id="list143955370213952" text:continue-numbering="true" text:style-name="L17">
        <text:list-item>
          <text:p text:style-name="P128">Lykkes det? Hvordan? </text:p>
          <text:p text:style-name="P129">Ja, fordi Smukke Rosa ikke kan lide blod, og derfor var det et offer mod hende og ikke Elise</text:p>
        </text:list-item>
        <text:list-item>
          <text:p text:style-name="P83">Hvad tænker du om "... og hendes hoved lå og gloede vredt....krakelerede hvidt..." </text:p>
          <text:p text:style-name="P84">En makabert ting</text:p>
        </text:list-item>
      </text:list>
      <text:p text:style-name="P82"><text:span text:style-name="T29"/></text:p>
      <text:p text:style-name="P82"><text:span text:style-name="T29"/></text:p>
      <text:h text:style-name="P136" text:outline-level="2"><text:bookmark text:name="chapter-title-16"/><text:bookmark text:name="chapter:1853111"/><text:span text:style-name="T29">Kap. 16 </text:span></text:h>
      <text:h text:style-name="Heading_20_3" text:outline-level="3">Dagens spørgsmål</text:h>
      <text:list xml:id="list712148232494070725" text:style-name="L18">
        <text:list-item>
          <text:p text:style-name="P132">Hvad forlanger Rosa? </text:p>
          <text:p text:style-name="P131">Jan-Johans pegefinger</text:p>
        </text:list-item>
        <text:list-item>
          <text:p text:style-name="P132">Hvem vil udføre opgaven? </text:p>
          <text:p text:style-name="P131">Sofie</text:p>
        </text:list-item>
        <text:list-item>
          <text:p text:style-name="P132">Hvordan havde Sofie ændret sig? </text:p>
          <text:p text:style-name="P133">Hævnfuld, snedig, hævngærig, og på en måde ligeglad, kold</text:p>
        </text:list-item>
        <text:list-item>
          <text:p text:style-name="P132">Hvorfor fik Jan-Johan ikke lov at slippe? </text:p>
          <text:p text:style-name="P131">Fordi han var den sidste, og alle de andre havde fået det de ville</text:p>
        </text:list-item>
        <text:list-item>
          <text:p text:style-name="P85">"Der var noget ...sne og is" s. 73 midt. </text:p>
          <text:p text:style-name="P85"/>
        </text:list-item>
      </text:list>
      <text:p text:style-name="P82"><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18T14:39:54.413263283</dc:date>
    <meta:editing-duration>PT4H32M26S</meta:editing-duration>
    <meta:editing-cycles>62</meta:editing-cycles>
    <meta:document-statistic meta:table-count="4" meta:image-count="0" meta:object-count="0" meta:page-count="11" meta:paragraph-count="399" meta:word-count="2329" meta:character-count="12664" meta:non-whitespace-character-count="10662"/>
  </office:meta>
</office:document-meta>
</file>